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2.552cm"/>
    </style:style>
    <style:style style:name="Tabela2.C" style:family="table-column">
      <style:table-column-properties style:column-width="2.725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1.796cm"/>
    </style:style>
    <style:style style:name="Tabela3.B" style:family="table-column">
      <style:table-column-properties style:column-width="0.792cm"/>
    </style:style>
    <style:style style:name="Tabela3.C" style:family="table-column">
      <style:table-column-properties style:column-width="0.418cm"/>
    </style:style>
    <style:style style:name="Tabela3.D" style:family="table-column">
      <style:table-column-properties style:column-width="0.222cm"/>
    </style:style>
    <style:style style:name="Tabela3.E" style:family="table-column">
      <style:table-column-properties style:column-width="0.101cm"/>
    </style:style>
    <style:style style:name="Tabela3.F" style:family="table-column">
      <style:table-column-properties style:column-width="0.319cm"/>
    </style:style>
    <style:style style:name="Tabela3.G" style:family="table-column">
      <style:table-column-properties style:column-width="0.326cm"/>
    </style:style>
    <style:style style:name="Tabela3.H" style:family="table-column">
      <style:table-column-properties style:column-width="1.166cm"/>
    </style:style>
    <style:style style:name="Tabela3.I" style:family="table-column">
      <style:table-column-properties style:column-width="0.99cm"/>
    </style:style>
    <style:style style:name="Tabela3.J" style:family="table-column">
      <style:table-column-properties style:column-width="0.328cm"/>
    </style:style>
    <style:style style:name="Tabela3.K" style:family="table-column">
      <style:table-column-properties style:column-width="0.732cm"/>
    </style:style>
    <style:style style:name="Tabela3.L" style:family="table-column">
      <style:table-column-properties style:column-width="0.676cm"/>
    </style:style>
    <style:style style:name="Tabela3.N" style:family="table-column">
      <style:table-column-properties style:column-width="0.591cm"/>
    </style:style>
    <style:style style:name="Tabela3.O" style:family="table-column">
      <style:table-column-properties style:column-width="0.351cm"/>
    </style:style>
    <style:style style:name="Tabela3.P" style:family="table-column">
      <style:table-column-properties style:column-width="0.277cm"/>
    </style:style>
    <style:style style:name="Tabela3.Q" style:family="table-column">
      <style:table-column-properties style:column-width="0.081cm"/>
    </style:style>
    <style:style style:name="Tabela3.R" style:family="table-column">
      <style:table-column-properties style:column-width="0.198cm"/>
    </style:style>
    <style:style style:name="Tabela3.S" style:family="table-column">
      <style:table-column-properties style:column-width="1.291cm"/>
    </style:style>
    <style:style style:name="Tabela3.T" style:family="table-column">
      <style:table-column-properties style:column-width="0.256cm"/>
    </style:style>
    <style:style style:name="Tabela3.V" style:family="table-column">
      <style:table-column-properties style:column-width="0.587cm"/>
    </style:style>
    <style:style style:name="Tabela3.W" style:family="table-column">
      <style:table-column-properties style:column-width="0.148cm"/>
    </style:style>
    <style:style style:name="Tabela3.X" style:family="table-column">
      <style:table-column-properties style:column-width="0.275cm"/>
    </style:style>
    <style:style style:name="Tabela3.Y" style:family="table-column">
      <style:table-column-properties style:column-width="0.332cm"/>
    </style:style>
    <style:style style:name="Tabela3.Z" style:family="table-column">
      <style:table-column-properties style:column-width="0.416cm"/>
    </style:style>
    <style:style style:name="Tabela3.a" style:family="table-column">
      <style:table-column-properties style:column-width="0.078cm"/>
    </style:style>
    <style:style style:name="Tabela3.b" style:family="table-column">
      <style:table-column-properties style:column-width="0.39cm"/>
    </style:style>
    <style:style style:name="Tabela3.c" style:family="table-column">
      <style:table-column-properties style:column-width="0.284cm"/>
    </style:style>
    <style:style style:name="Tabela3.d" style:family="table-column">
      <style:table-column-properties style:column-width="1.071cm"/>
    </style:style>
    <style:style style:name="Tabela3.e" style:family="table-column">
      <style:table-column-properties style:column-width="0.236cm"/>
    </style:style>
    <style:style style:name="Tabela3.f" style:family="table-column">
      <style:table-column-properties style:column-width="0.139cm"/>
    </style:style>
    <style:style style:name="Tabela3.g" style:family="table-column">
      <style:table-column-properties style:column-width="0.053cm"/>
    </style:style>
    <style:style style:name="Tabela3.h" style:family="table-column">
      <style:table-column-properties style:column-width="0.445cm"/>
    </style:style>
    <style:style style:name="Tabela3.i" style:family="table-column">
      <style:table-column-properties style:column-width="0.162cm"/>
    </style:style>
    <style:style style:name="Tabela3.k" style:family="table-column">
      <style:table-column-properties style:column-width="0.42cm"/>
    </style:style>
    <style:style style:name="Tabela3.l" style:family="table-column">
      <style:table-column-properties style:column-width="0.226cm"/>
    </style:style>
    <style:style style:name="Tabela3.m" style:family="table-column">
      <style:table-column-properties style:column-width="0.55cm"/>
    </style:style>
    <style:style style:name="Tabela3.n" style:family="table-column">
      <style:table-column-properties style:column-width="0.737cm"/>
    </style:style>
    <style:style style:name="Tabela3.o" style:family="table-column">
      <style:table-column-properties style:column-width="0.695cm"/>
    </style:style>
    <style:style style:name="Tabela3.1" style:family="table-row">
      <style:table-row-properties style:min-row-height="0.45cm" fo:background-color="transparent" fo:keep-together="auto">
        <style:background-image/>
      </style:table-row-properties>
    </style:style>
    <style:style style:name="Tabela3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3.3" style:family="table-row">
      <style:table-row-properties style:min-row-height="1.228cm" fo:background-color="transparent" fo:keep-together="auto">
        <style:background-image/>
      </style:table-row-properties>
    </style:style>
    <style:style style:name="Tabela3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3.4" style:family="table-row">
      <style:table-row-properties style:min-row-height="0.711cm" fo:background-color="transparent" fo:keep-together="auto">
        <style:background-image/>
      </style:table-row-properties>
    </style:style>
    <style:style style:name="Tabela3.5" style:family="table-row">
      <style:table-row-properties style:min-row-height="4.697cm" fo:background-color="transparent" fo:keep-together="auto">
        <style:background-image/>
      </style:table-row-properties>
    </style:style>
    <style:style style:name="Tabela3.6" style:family="table-row">
      <style:table-row-properties style:min-row-height="0.049cm" fo:background-color="transparent" fo:keep-together="auto">
        <style:background-image/>
      </style:table-row-properties>
    </style:style>
    <style:style style:name="Tabela3.7" style:family="table-row">
      <style:table-row-properties style:min-row-height="0.704cm" fo:background-color="transparent" fo:keep-together="auto">
        <style:background-image/>
      </style:table-row-properties>
    </style:style>
    <style:style style:name="Tabela3.9" style:family="table-row">
      <style:table-row-properties style:min-row-height="0.794cm" fo:background-color="transparent" fo:keep-together="auto">
        <style:background-image/>
      </style:table-row-properties>
    </style:style>
    <style:style style:name="Tabela3.12" style:family="table-row">
      <style:table-row-properties style:min-row-height="1.39cm" fo:background-color="transparent" fo:keep-together="auto">
        <style:background-image/>
      </style:table-row-properties>
    </style:style>
    <style:style style:name="Tabela3.23" style:family="table-row">
      <style:table-row-properties style:row-height="0.75cm"/>
    </style:style>
    <style:style style:name="Tabela3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I23" style:family="table-cell">
      <style:table-cell-properties fo:padding="0.097cm" fo:border-left="0.05pt solid #000000" fo:border-right="none" fo:border-top="none" fo:border-bottom="0.05pt solid #000000"/>
    </style:style>
    <style:style style:name="Tabela3.A25" style:family="table-cell">
      <style:table-cell-properties style:vertical-align="middle" fo:padding="0.097cm" fo:border="none"/>
    </style:style>
    <style:style style:name="Tabela3.A26" style:family="table-cell">
      <style:table-cell-properties style:vertical-align="middle" fo:padding="0cm" fo:border="none"/>
    </style:style>
    <style:style style:name="Tabela3.27" style:family="table-row">
      <style:table-row-properties style:row-height="1.3cm"/>
    </style:style>
    <style:style style:name="Tabela3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27" style:family="table-cell">
      <style:table-cell-properties style:vertical-align="middle" fo:padding="0.101cm" fo:border="0.05pt solid #000000"/>
    </style:style>
    <style:style style:name="Tabela3.U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28" style:family="table-row">
      <style:table-row-properties style:row-height="0.801cm"/>
    </style:style>
    <style:style style:name="Tabela3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28" style:family="table-cell">
      <style:table-cell-properties style:vertical-align="middle" fo:padding="0.101cm" fo:border="0.05pt solid #000000"/>
    </style:style>
    <style:style style:name="Tabela3.U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29" style:family="table-row">
      <style:table-row-properties style:row-height="1.3cm"/>
    </style:style>
    <style:style style:name="Tabela3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29" style:family="table-cell">
      <style:table-cell-properties style:vertical-align="middle" fo:padding="0.101cm" fo:border="0.05pt solid #000000"/>
    </style:style>
    <style:style style:name="Tabela3.U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30" style:family="table-row">
      <style:table-row-properties style:row-height="1.263cm"/>
    </style:style>
    <style:style style:name="Tabela3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3.M30" style:family="table-cell">
      <style:table-cell-properties style:vertical-align="middle" fo:padding="0.101cm" fo:border="0.05pt solid #000000"/>
    </style:style>
    <style:style style:name="Tabela3.U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31" style:family="table-row">
      <style:table-row-properties style:row-height="0.801cm" fo:background-color="transparent" fo:keep-together="auto">
        <style:background-image/>
      </style:table-row-properties>
    </style:style>
    <style:style style:name="Tabela3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3.U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.A33" style:family="table-cell">
      <style:table-cell-properties style:vertical-align="middle" fo:padding="0cm" fo:border="none"/>
    </style:style>
    <style:style style:name="Tabela3.34" style:family="table-row">
      <style:table-row-properties style:row-height="1.3cm"/>
    </style:style>
    <style:style style:name="Tabela3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34" style:family="table-cell">
      <style:table-cell-properties style:vertical-align="middle" fo:padding="0.101cm" fo:border="0.05pt solid #000000"/>
    </style:style>
    <style:style style:name="Tabela3.U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35" style:family="table-row">
      <style:table-row-properties style:row-height="0.801cm"/>
    </style:style>
    <style:style style:name="Tabela3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35" style:family="table-cell">
      <style:table-cell-properties style:vertical-align="middle" fo:padding="0.101cm" fo:border="0.05pt solid #000000"/>
    </style:style>
    <style:style style:name="Tabela3.U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36" style:family="table-row">
      <style:table-row-properties style:row-height="1.3cm"/>
    </style:style>
    <style:style style:name="Tabela3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36" style:family="table-cell">
      <style:table-cell-properties style:vertical-align="middle" fo:padding="0.101cm" fo:border="0.05pt solid #000000"/>
    </style:style>
    <style:style style:name="Tabela3.U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37" style:family="table-row">
      <style:table-row-properties style:row-height="1.023cm"/>
    </style:style>
    <style:style style:name="Tabela3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3.M37" style:family="table-cell">
      <style:table-cell-properties style:vertical-align="middle" fo:padding="0.101cm" fo:border="0.05pt solid #000000"/>
    </style:style>
    <style:style style:name="Tabela3.U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A40" style:family="table-cell">
      <style:table-cell-properties style:vertical-align="middle" fo:padding="0cm" fo:border="none"/>
    </style:style>
    <style:style style:name="Tabela3.41" style:family="table-row">
      <style:table-row-properties style:row-height="1.3cm"/>
    </style:style>
    <style:style style:name="Tabela3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41" style:family="table-cell">
      <style:table-cell-properties style:vertical-align="middle" fo:padding="0.101cm" fo:border="0.05pt solid #000000"/>
    </style:style>
    <style:style style:name="Tabela3.U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42" style:family="table-row">
      <style:table-row-properties style:row-height="0.801cm"/>
    </style:style>
    <style:style style:name="Tabela3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42" style:family="table-cell">
      <style:table-cell-properties style:vertical-align="middle" fo:padding="0.101cm" fo:border="0.05pt solid #000000"/>
    </style:style>
    <style:style style:name="Tabela3.U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43" style:family="table-row">
      <style:table-row-properties style:row-height="1.3cm"/>
    </style:style>
    <style:style style:name="Tabela3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3.M43" style:family="table-cell">
      <style:table-cell-properties style:vertical-align="middle" fo:padding="0.101cm" fo:border="0.05pt solid #000000"/>
    </style:style>
    <style:style style:name="Tabela3.U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44" style:family="table-row">
      <style:table-row-properties style:row-height="1.021cm"/>
    </style:style>
    <style:style style:name="Tabela3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3.M44" style:family="table-cell">
      <style:table-cell-properties style:vertical-align="middle" fo:padding="0.101cm" fo:border="0.05pt solid #000000"/>
    </style:style>
    <style:style style:name="Tabela3.U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47" style:family="table-row">
      <style:table-row-properties style:row-height="0.75cm"/>
    </style:style>
    <style:style style:name="Tabela3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I47" style:family="table-cell">
      <style:table-cell-properties fo:padding="0.097cm" fo:border-left="0.05pt solid #000000" fo:border-right="none" fo:border-top="none" fo:border-bottom="0.05pt solid #000000"/>
    </style:style>
    <style:style style:name="Tabela3.49" style:family="table-row">
      <style:table-row-properties style:row-height="0.496cm"/>
    </style:style>
    <style:style style:name="Tabela3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50" style:family="table-row">
      <style:table-row-properties style:row-height="0.75cm"/>
    </style:style>
    <style:style style:name="Tabela3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V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l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51" style:family="table-row">
      <style:table-row-properties style:row-height="0.75cm"/>
    </style:style>
    <style:style style:name="Tabela3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V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f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l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52" style:family="table-row">
      <style:table-row-properties style:row-height="0.75cm"/>
    </style:style>
    <style:style style:name="Tabela3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R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Z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c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l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3.53" style:family="table-row">
      <style:table-row-properties fo:background-color="transparent" fo:keep-together="auto">
        <style:background-image/>
      </style:table-row-properties>
    </style:style>
    <style:style style:name="Tabela3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3.54" style:family="table-row">
      <style:table-row-properties style:row-height="0.45cm" fo:background-color="transparent" fo:keep-together="auto">
        <style:background-image/>
      </style:table-row-properties>
    </style:style>
    <style:style style:name="Tabela3.55" style:family="table-row">
      <style:table-row-properties style:row-height="0.75cm"/>
    </style:style>
    <style:style style:name="Tabela3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3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3.59" style:family="table-row">
      <style:table-row-properties style:row-height="0.75cm"/>
    </style:style>
    <style:style style:name="Tabela3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3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3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3.62" style:family="table-row">
      <style:table-row-properties fo:background-color="transparent" fo:keep-together="auto">
        <style:background-image/>
      </style:table-row-properties>
    </style:style>
    <style:style style:name="Tabela3.63" style:family="table-row">
      <style:table-row-properties style:row-height="0.75cm" fo:background-color="transparent" fo:keep-together="auto">
        <style:background-image/>
      </style:table-row-properties>
    </style:style>
    <style:style style:name="Tabela3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3.64" style:family="table-row">
      <style:table-row-properties fo:background-color="transparent" fo:keep-together="auto">
        <style:background-image/>
      </style:table-row-properties>
    </style:style>
    <style:style style:name="Tabela3.65" style:family="table-row">
      <style:table-row-properties fo:background-color="transparent" fo:keep-together="auto">
        <style:background-image/>
      </style:table-row-properties>
    </style:style>
    <style:style style:name="Tabela3.67" style:family="table-row">
      <style:table-row-properties fo:background-color="transparent" fo:keep-together="auto">
        <style:background-image/>
      </style:table-row-properties>
    </style:style>
    <style:style style:name="Tabela3.68" style:family="table-row">
      <style:table-row-properties fo:background-color="transparent" fo:keep-together="auto">
        <style:background-image/>
      </style:table-row-properties>
    </style:style>
    <style:style style:name="Tabela3.69" style:family="table-row">
      <style:table-row-properties fo:background-color="transparent" fo:keep-together="auto">
        <style:background-image/>
      </style:table-row-properties>
    </style:style>
    <style:style style:name="Tabela3.70" style:family="table-row">
      <style:table-row-properties fo:background-color="transparent" fo:keep-together="auto">
        <style:background-image/>
      </style:table-row-properties>
    </style:style>
    <style:style style:name="Tabela3.71" style:family="table-row">
      <style:table-row-properties fo:background-color="transparent" fo:keep-together="auto">
        <style:background-image/>
      </style:table-row-properties>
    </style:style>
    <style:style style:name="Tabela3.C7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72" style:family="table-row">
      <style:table-row-properties fo:background-color="transparent" fo:keep-together="auto">
        <style:background-image/>
      </style:table-row-properties>
    </style:style>
    <style:style style:name="Tabela3.73" style:family="table-row">
      <style:table-row-properties fo:background-color="transparent" fo:keep-together="auto">
        <style:background-image/>
      </style:table-row-properties>
    </style:style>
    <style:style style:name="Tabela3.X75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3.76" style:family="table-row">
      <style:table-row-properties style:row-height="0.797cm" fo:background-color="transparent" fo:keep-together="auto">
        <style:background-image/>
      </style:table-row-properties>
    </style:style>
    <style:style style:name="Tabela3.X76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.g76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3.77" style:family="table-row">
      <style:table-row-properties style:row-height="0.681cm" fo:background-color="transparent" fo:keep-together="auto">
        <style:background-image/>
      </style:table-row-properties>
    </style:style>
    <style:style style:name="Tabela3.A77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3.79" style:family="table-row">
      <style:table-row-properties style:row-height="0.75cm"/>
    </style:style>
    <style:style style:name="Tabela3.A79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3.Q7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W7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b7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e7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i7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80" style:family="table-row">
      <style:table-row-properties style:row-height="0.75cm"/>
    </style:style>
    <style:style style:name="Tabela3.A80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3.Q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e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i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82" style:family="table-row">
      <style:table-row-properties style:row-height="0.75cm"/>
    </style:style>
    <style:style style:name="Tabela3.A82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3.83" style:family="table-row">
      <style:table-row-properties style:row-height="0.683cm" fo:background-color="transparent" fo:keep-together="auto">
        <style:background-image/>
      </style:table-row-properties>
    </style:style>
    <style:style style:name="Tabela3.85" style:family="table-row">
      <style:table-row-properties style:row-height="0.75cm"/>
    </style:style>
    <style:style style:name="Tabela3.A8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3.Q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W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b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e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i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3.86" style:family="table-row">
      <style:table-row-properties style:row-height="0.75cm"/>
    </style:style>
    <style:style style:name="Tabela3.A8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3.Q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e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i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3.A8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3.97" style:family="table-row">
      <style:table-row-properties style:row-height="0.25cm"/>
    </style:style>
    <style:style style:name="Tabela3.A97" style:family="table-cell">
      <style:table-cell-properties style:vertical-align="middle" fo:padding="0.049cm" fo:border-left="none" fo:border-right="none" fo:border-top="none" fo:border-bottom="0.05pt solid #000000"/>
    </style:style>
    <style:style style:name="Tabela3.B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L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N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O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Q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T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Y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d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h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k9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3.n9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3.A98" style:family="table-cell">
      <style:table-cell-properties style:vertical-align="middle" fo:padding="0.049cm" fo:border-left="none" fo:border-right="none" fo:border-top="none" fo:border-bottom="0.05pt solid #000000"/>
    </style:style>
    <style:style style:name="Tabela3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L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N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O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Q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T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Y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d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h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k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3.n98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3.o98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3.A99" style:family="table-cell">
      <style:table-cell-properties style:vertical-align="middle" fo:padding="0.097cm" fo:border="none"/>
    </style:style>
    <style:style style:name="Tabela3.A100" style:family="table-cell">
      <style:table-cell-properties style:vertical-align="middle" fo:padding="0.097cm" fo:border="none"/>
    </style:style>
    <style:style style:name="Tabela3.101" style:family="table-row">
      <style:table-row-properties style:min-row-height="0.011cm"/>
    </style:style>
    <style:style style:name="Tabela3.A101" style:family="table-cell">
      <style:table-cell-properties style:vertical-align="" fo:padding="0.049cm" fo:border="none"/>
    </style:style>
    <style:style style:name="Tabela3.B101" style:family="table-cell">
      <style:table-cell-properties style:vertical-align="" fo:padding="0.049cm" fo:border-left="0.05pt solid #000000" fo:border-right="none" fo:border-top="none" fo:border-bottom="none"/>
    </style:style>
    <style:style style:name="Tabela3.L101" style:family="table-cell">
      <style:table-cell-properties style:vertical-align="" fo:padding="0.049cm" fo:border-left="0.05pt solid #000000" fo:border-right="none" fo:border-top="none" fo:border-bottom="none"/>
    </style:style>
    <style:style style:name="Tabela3.N101" style:family="table-cell">
      <style:table-cell-properties style:vertical-align="" fo:padding="0.049cm" fo:border-left="0.05pt solid #000000" fo:border-right="none" fo:border-top="none" fo:border-bottom="none"/>
    </style:style>
    <style:style style:name="Tabela3.O101" style:family="table-cell">
      <style:table-cell-properties style:vertical-align="" fo:padding="0.049cm" fo:border-left="0.05pt solid #000000" fo:border-right="none" fo:border-top="none" fo:border-bottom="none"/>
    </style:style>
    <style:style style:name="Tabela3.Q101" style:family="table-cell">
      <style:table-cell-properties style:vertical-align="" fo:padding="0.049cm" fo:border-left="0.05pt solid #000000" fo:border-right="none" fo:border-top="none" fo:border-bottom="none"/>
    </style:style>
    <style:style style:name="Tabela3.T101" style:family="table-cell">
      <style:table-cell-properties style:vertical-align="" fo:padding="0.049cm" fo:border-left="0.05pt solid #000000" fo:border-right="none" fo:border-top="none" fo:border-bottom="none"/>
    </style:style>
    <style:style style:name="Tabela3.Y101" style:family="table-cell">
      <style:table-cell-properties style:vertical-align="" fo:padding="0.049cm" fo:border-left="0.05pt solid #000000" fo:border-right="none" fo:border-top="none" fo:border-bottom="none"/>
    </style:style>
    <style:style style:name="Tabela3.d101" style:family="table-cell">
      <style:table-cell-properties style:vertical-align="" fo:padding="0.049cm" fo:border-left="0.05pt solid #000000" fo:border-right="none" fo:border-top="none" fo:border-bottom="none"/>
    </style:style>
    <style:style style:name="Tabela3.h101" style:family="table-cell">
      <style:table-cell-properties style:vertical-align="" fo:padding="0.049cm" fo:border-left="0.05pt solid #000000" fo:border-right="none" fo:border-top="none" fo:border-bottom="none"/>
    </style:style>
    <style:style style:name="Tabela3.k101" style:family="table-cell">
      <style:table-cell-properties style:vertical-align="" fo:padding="0.049cm" fo:border-left="0.05pt solid #000000" fo:border-right="none" fo:border-top="none" fo:border-bottom="none"/>
    </style:style>
    <style:style style:name="Tabela3.n101" style:family="table-cell">
      <style:table-cell-properties style:vertical-align="" fo:padding="0.049cm" fo:border-left="0.05pt solid #000000" fo:border-right="none" fo:border-top="none" fo:border-bottom="none"/>
    </style:style>
    <style:style style:name="Tabela3.o101" style:family="table-cell">
      <style:table-cell-properties style:vertical-align="" fo:padding="0.049cm" fo:border-left="0.05pt solid #000000" fo:border-right="none" fo:border-top="none" fo:border-bottom="none"/>
    </style:style>
    <style:style style:name="Tabela3.A102" style:family="table-cell">
      <style:table-cell-properties style:vertical-align="middle" fo:padding="0.097cm" fo:border="none"/>
    </style:style>
    <style:style style:name="Tabela3.103" style:family="table-row">
      <style:table-row-properties fo:background-color="transparent" fo:keep-together="auto">
        <style:background-image/>
      </style:table-row-properties>
    </style:style>
    <style:style style:name="Tabela3.A103" style:family="table-cell">
      <style:table-cell-properties style:vertical-align="" fo:padding="0cm" fo:border="none"/>
    </style:style>
    <style:style style:name="Tabela3.B103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3.L103" style:family="table-cell">
      <style:table-cell-properties style:vertical-align="" fo:padding="0cm" fo:border-left="0.05pt solid #000000" fo:border-right="none" fo:border-top="none" fo:border-bottom="none"/>
    </style:style>
    <style:style style:name="Tabela3.N103" style:family="table-cell">
      <style:table-cell-properties style:vertical-align="" fo:padding="0cm" fo:border-left="0.05pt solid #000000" fo:border-right="none" fo:border-top="none" fo:border-bottom="none"/>
    </style:style>
    <style:style style:name="Tabela3.O103" style:family="table-cell">
      <style:table-cell-properties style:vertical-align="" fo:padding="0cm" fo:border-left="0.05pt solid #000000" fo:border-right="none" fo:border-top="none" fo:border-bottom="none"/>
    </style:style>
    <style:style style:name="Tabela3.Q103" style:family="table-cell">
      <style:table-cell-properties style:vertical-align="" fo:padding="0cm" fo:border-left="0.05pt solid #000000" fo:border-right="none" fo:border-top="none" fo:border-bottom="none"/>
    </style:style>
    <style:style style:name="Tabela3.T103" style:family="table-cell">
      <style:table-cell-properties style:vertical-align="" fo:padding="0cm" fo:border-left="0.05pt solid #000000" fo:border-right="none" fo:border-top="none" fo:border-bottom="none"/>
    </style:style>
    <style:style style:name="Tabela3.Y103" style:family="table-cell">
      <style:table-cell-properties style:vertical-align="" fo:padding="0cm" fo:border-left="0.05pt solid #000000" fo:border-right="none" fo:border-top="none" fo:border-bottom="none"/>
    </style:style>
    <style:style style:name="Tabela3.d103" style:family="table-cell">
      <style:table-cell-properties style:vertical-align="" fo:padding="0cm" fo:border-left="0.05pt solid #000000" fo:border-right="none" fo:border-top="none" fo:border-bottom="none"/>
    </style:style>
    <style:style style:name="Tabela3.h103" style:family="table-cell">
      <style:table-cell-properties style:vertical-align="" fo:padding="0cm" fo:border-left="0.05pt solid #000000" fo:border-right="none" fo:border-top="none" fo:border-bottom="none"/>
    </style:style>
    <style:style style:name="Tabela3.k103" style:family="table-cell">
      <style:table-cell-properties style:vertical-align="" fo:padding="0cm" fo:border-left="0.05pt solid #000000" fo:border-right="none" fo:border-top="none" fo:border-bottom="none"/>
    </style:style>
    <style:style style:name="Tabela3.n103" style:family="table-cell">
      <style:table-cell-properties style:vertical-align="" fo:padding="0cm" fo:border-left="0.05pt solid #000000" fo:border-right="none" fo:border-top="none" fo:border-bottom="none"/>
    </style:style>
    <style:style style:name="Tabela3.o103" style:family="table-cell">
      <style:table-cell-properties style:vertical-align="" fo:padding="0cm" fo:border-left="0.05pt solid #000000" fo:border-right="none" fo:border-top="none" fo:border-bottom="none"/>
    </style:style>
    <style:style style:name="Tabela3.A104" style:family="table-cell">
      <style:table-cell-properties style:vertical-align="middle" fo:padding="0.097cm" fo:border="none"/>
    </style:style>
    <style:style style:name="Tabela3.A10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3.A10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3.107" style:family="table-row">
      <style:table-row-properties style:min-row-height="0.011cm" fo:background-color="transparent" fo:keep-together="auto">
        <style:background-image/>
      </style:table-row-properties>
    </style:style>
    <style:style style:name="Tabela3.A107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3.B107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3.108" style:family="table-row">
      <style:table-row-properties fo:background-color="transparent" fo:keep-together="auto">
        <style:background-image/>
      </style:table-row-properties>
    </style:style>
    <style:style style:name="Tabela3.A10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3.109" style:family="table-row">
      <style:table-row-properties fo:background-color="transparent" fo:keep-together="auto">
        <style:background-image/>
      </style:table-row-properties>
    </style:style>
    <style:style style:name="Tabela3.A109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3.B109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3.L109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3.110" style:family="table-row">
      <style:table-row-properties fo:background-color="transparent" fo:keep-together="auto">
        <style:background-image/>
      </style:table-row-properties>
    </style:style>
    <style:style style:name="Tabela3.A111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3.A112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style:text-properties officeooo:paragraph-rsid="0087e73e"/>
    </style:style>
    <style:style style:name="P6" style:family="paragraph" style:parent-style-name="Table_20_Contents">
      <style:text-properties officeooo:rsid="0030e65d" officeooo:paragraph-rsid="008a19b9"/>
    </style:style>
    <style:style style:name="P7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8" style:family="paragraph" style:parent-style-name="Table_20_Contents">
      <style:text-properties officeooo:paragraph-rsid="008a19b9"/>
    </style:style>
    <style:style style:name="P9" style:family="paragraph" style:parent-style-name="Table_20_Contents">
      <style:text-properties officeooo:paragraph-rsid="00935b8a"/>
    </style:style>
    <style:style style:name="P10" style:family="paragraph" style:parent-style-name="Table_20_Contents">
      <style:text-properties officeooo:paragraph-rsid="009a485b"/>
    </style:style>
    <style:style style:name="P11" style:family="paragraph" style:parent-style-name="Table_20_Contents">
      <style:text-properties officeooo:paragraph-rsid="009d1037"/>
    </style:style>
    <style:style style:name="P12" style:family="paragraph" style:parent-style-name="Table_20_Contents">
      <style:text-properties officeooo:paragraph-rsid="00a0e19b"/>
    </style:style>
    <style:style style:name="P13" style:family="paragraph" style:parent-style-name="Table_20_Contents">
      <style:text-properties officeooo:paragraph-rsid="00a4854c"/>
    </style:style>
    <style:style style:name="P14" style:family="paragraph" style:parent-style-name="Table_20_Contents">
      <style:text-properties officeooo:paragraph-rsid="00ac32b6"/>
    </style:style>
    <style:style style:name="P15" style:family="paragraph" style:parent-style-name="Descritivo_20_campo">
      <style:text-properties officeooo:paragraph-rsid="0087e73e"/>
    </style:style>
    <style:style style:name="P16" style:family="paragraph" style:parent-style-name="Descritivo_20_campo">
      <style:text-properties fo:font-size="2pt" officeooo:paragraph-rsid="008a19b9" style:font-size-asian="1.75pt" style:font-size-complex="2pt"/>
    </style:style>
    <style:style style:name="P17" style:family="paragraph" style:parent-style-name="Descritivo_20_campo">
      <style:text-properties officeooo:paragraph-rsid="008a19b9"/>
    </style:style>
    <style:style style:name="P18" style:family="paragraph" style:parent-style-name="Descritivo_20_campo">
      <style:text-properties officeooo:paragraph-rsid="00935b8a"/>
    </style:style>
    <style:style style:name="P19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20" style:family="paragraph" style:parent-style-name="Descritivo_20_campo">
      <style:text-properties officeooo:paragraph-rsid="009a485b"/>
    </style:style>
    <style:style style:name="P21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22" style:family="paragraph" style:parent-style-name="Descritivo_20_campo">
      <style:text-properties officeooo:paragraph-rsid="009bef9b"/>
    </style:style>
    <style:style style:name="P23" style:family="paragraph" style:parent-style-name="Descritivo_20_campo">
      <style:text-properties officeooo:paragraph-rsid="009d1037"/>
    </style:style>
    <style:style style:name="P24" style:family="paragraph" style:parent-style-name="Descritivo_20_campo">
      <style:text-properties officeooo:paragraph-rsid="00a0e19b"/>
    </style:style>
    <style:style style:name="P25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26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27" style:family="paragraph" style:parent-style-name="Descritivo_20_campo">
      <style:paragraph-properties fo:text-align="center" style:justify-single-word="false"/>
      <style:text-properties style:font-name="DejaVu Sans" fo:text-shadow="none" officeooo:paragraph-rsid="00a4854c" style:font-size-asian="10.5pt" style:font-relief="none"/>
    </style:style>
    <style:style style:name="P28" style:family="paragraph" style:parent-style-name="Descritivo_20_campo">
      <style:paragraph-properties fo:text-align="center" style:justify-single-word="false"/>
      <style:text-properties style:font-name="DejaVu Sans2" officeooo:paragraph-rsid="00a4854c"/>
    </style:style>
    <style:style style:name="P29" style:family="paragraph" style:parent-style-name="Descritivo_20_campo">
      <style:text-properties officeooo:paragraph-rsid="00ac32b6"/>
    </style:style>
    <style:style style:name="P30" style:family="paragraph" style:parent-style-name="Dado_20_campo">
      <style:paragraph-properties fo:text-align="end" style:justify-single-word="false"/>
      <style:text-properties officeooo:paragraph-rsid="00935b8a"/>
    </style:style>
    <style:style style:name="P31" style:family="paragraph" style:parent-style-name="Dado_20_campo">
      <style:paragraph-properties fo:text-align="end" style:justify-single-word="false"/>
      <style:text-properties officeooo:paragraph-rsid="009bef9b"/>
    </style:style>
    <style:style style:name="P32" style:family="paragraph" style:parent-style-name="Dado_20_campo">
      <style:paragraph-properties fo:text-align="end" style:justify-single-word="false"/>
      <style:text-properties officeooo:paragraph-rsid="009d1037"/>
    </style:style>
    <style:style style:name="P33" style:family="paragraph" style:parent-style-name="Dado_20_campo">
      <style:paragraph-properties fo:text-align="end" style:justify-single-word="false"/>
      <style:text-properties officeooo:paragraph-rsid="00a0e19b"/>
    </style:style>
    <style:style style:name="P34" style:family="paragraph" style:parent-style-name="Dado_20_campo">
      <style:paragraph-properties fo:text-align="end" style:justify-single-word="false"/>
      <style:text-properties officeooo:paragraph-rsid="00ac32b6"/>
    </style:style>
    <style:style style:name="P35" style:family="paragraph" style:parent-style-name="Dado_20_campo">
      <style:text-properties officeooo:paragraph-rsid="0087e73e"/>
    </style:style>
    <style:style style:name="P36" style:family="paragraph" style:parent-style-name="Dado_20_campo">
      <style:text-properties officeooo:paragraph-rsid="008a19b9"/>
    </style:style>
    <style:style style:name="P37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38" style:family="paragraph" style:parent-style-name="Dado_20_campo">
      <style:text-properties fo:font-weight="bold" officeooo:paragraph-rsid="00935b8a" style:font-weight-asian="bold" style:font-weight-complex="bold"/>
    </style:style>
    <style:style style:name="P39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40" style:family="paragraph" style:parent-style-name="Dado_20_campo">
      <style:text-properties fo:font-weight="bold" officeooo:paragraph-rsid="009d1037" style:font-weight-asian="bold" style:font-weight-complex="bold"/>
    </style:style>
    <style:style style:name="P41" style:family="paragraph" style:parent-style-name="Dado_20_campo">
      <style:text-properties fo:font-weight="bold" officeooo:paragraph-rsid="00a0e19b" style:font-weight-asian="bold" style:font-weight-complex="bold"/>
    </style:style>
    <style:style style:name="P42" style:family="paragraph" style:parent-style-name="Dado_20_campo">
      <style:text-properties officeooo:paragraph-rsid="00935b8a"/>
    </style:style>
    <style:style style:name="P43" style:family="paragraph" style:parent-style-name="Dado_20_campo">
      <style:text-properties officeooo:paragraph-rsid="0095f306"/>
    </style:style>
    <style:style style:name="P44" style:family="paragraph" style:parent-style-name="Dado_20_campo">
      <style:paragraph-properties fo:text-align="center" style:justify-single-word="false"/>
      <style:text-properties officeooo:paragraph-rsid="009a485b"/>
    </style:style>
    <style:style style:name="P45" style:family="paragraph" style:parent-style-name="Dado_20_campo">
      <style:paragraph-properties fo:text-align="start" style:justify-single-word="false"/>
      <style:text-properties officeooo:paragraph-rsid="009a485b"/>
    </style:style>
    <style:style style:name="P46" style:family="paragraph" style:parent-style-name="Dado_20_campo">
      <style:text-properties officeooo:paragraph-rsid="009a485b"/>
    </style:style>
    <style:style style:name="P47" style:family="paragraph" style:parent-style-name="Dado_20_campo">
      <style:text-properties officeooo:paragraph-rsid="009d1037"/>
    </style:style>
    <style:style style:name="P48" style:family="paragraph" style:parent-style-name="Dado_20_campo">
      <style:text-properties officeooo:paragraph-rsid="00a0e19b"/>
    </style:style>
    <style:style style:name="P49" style:family="paragraph" style:parent-style-name="Dado_20_campo">
      <style:text-properties officeooo:paragraph-rsid="00ac32b6"/>
    </style:style>
    <style:style style:name="P50" style:family="paragraph" style:parent-style-name="Descritivo_20_bloco">
      <style:text-properties officeooo:paragraph-rsid="00935b8a"/>
    </style:style>
    <style:style style:name="P51" style:family="paragraph" style:parent-style-name="Descritivo_20_bloco">
      <style:text-properties officeooo:paragraph-rsid="009a485b"/>
    </style:style>
    <style:style style:name="P52" style:family="paragraph" style:parent-style-name="Descritivo_20_bloco">
      <style:text-properties officeooo:paragraph-rsid="009bef9b"/>
    </style:style>
    <style:style style:name="P53" style:family="paragraph" style:parent-style-name="Descritivo_20_bloco">
      <style:text-properties officeooo:paragraph-rsid="00a4854c"/>
    </style:style>
    <style:style style:name="P54" style:family="paragraph" style:parent-style-name="Descritivo_20_bloco">
      <style:text-properties officeooo:paragraph-rsid="00ac32b6"/>
    </style:style>
    <style:style style:name="P55" style:family="paragraph" style:parent-style-name="Dado_20_produto">
      <style:text-properties fo:font-variant="normal" fo:text-transform="none" style:font-name="DejaVu Sans" fo:font-size="5pt" fo:text-shadow="none" officeooo:paragraph-rsid="00a4854c" fo:background-color="transparent" style:font-size-asian="10.5pt" style:font-relief="none"/>
    </style:style>
    <style:style style:name="P56" style:family="paragraph" style:parent-style-name="Dado_20_produto">
      <style:text-properties style:font-name="DejaVu Sans" fo:text-shadow="none" officeooo:paragraph-rsid="00a4854c" style:font-size-asian="10.5pt" style:font-relief="none"/>
    </style:style>
    <style:style style:name="P57" style:family="paragraph" style:parent-style-name="Dado_20_produto">
      <style:text-properties style:font-name="DejaVu Sans2" officeooo:paragraph-rsid="00a4854c"/>
    </style:style>
    <style:style style:name="P58" style:family="paragraph" style:parent-style-name="Dado_20_produto">
      <style:text-properties officeooo:paragraph-rsid="00ac32b6"/>
    </style:style>
    <style:style style:name="P59" style:family="paragraph" style:parent-style-name="Standard">
      <style:text-properties officeooo:paragraph-rsid="00907665"/>
    </style:style>
    <style:style style:name="P60" style:family="paragraph" style:parent-style-name="Standard">
      <style:text-properties style:font-name="DejaVu Sans" fo:text-shadow="none" officeooo:paragraph-rsid="00a4854c" style:font-size-asian="10.5pt" style:font-relief="none"/>
    </style:style>
    <style:style style:name="P61" style:family="paragraph" style:parent-style-name="Standard">
      <style:text-properties officeooo:paragraph-rsid="00a4854c"/>
    </style:style>
    <style:style style:name="P62" style:family="paragraph" style:parent-style-name="Standard">
      <style:text-properties style:font-name="DejaVu Sans2" officeooo:paragraph-rsid="00a4854c"/>
    </style:style>
    <style:style style:name="P63" style:family="paragraph" style:parent-style-name="Standard">
      <style:text-properties officeooo:paragraph-rsid="00ac32b6"/>
    </style:style>
    <style:style style:name="P64" style:family="paragraph" style:parent-style-name="Descritivo_20_número">
      <style:text-properties officeooo:paragraph-rsid="0087e73e"/>
    </style:style>
    <style:style style:name="P65" style:family="paragraph" style:parent-style-name="Descritivo_20_número">
      <style:text-properties officeooo:paragraph-rsid="008a19b9"/>
    </style:style>
    <style:style style:name="P66" style:family="paragraph" style:parent-style-name="Descritivo_20_DANFE_20_entrada_2f_saída">
      <style:text-properties officeooo:paragraph-rsid="008a19b9"/>
    </style:style>
    <style:style style:name="P67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6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69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0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1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2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73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7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7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8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9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0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8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8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8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84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7pt" fo:font-weight="bold" officeooo:paragraph-rsid="00907665" style:font-size-asian="7pt" style:font-weight-asian="bold" style:font-size-complex="7pt" style:font-weight-complex="bold"/>
    </style:style>
    <style:style style:name="P8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7pt" fo:font-weight="bold" officeooo:paragraph-rsid="00931a4e" style:font-size-asian="7pt" style:font-weight-asian="bold" style:font-size-complex="7pt" style:font-weight-complex="bold"/>
    </style:style>
    <style:style style:name="P86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12pt" fo:font-weight="bold" officeooo:paragraph-rsid="00931a4e" style:font-size-asian="12pt" style:font-weight-asian="bold" style:font-size-complex="12pt" style:font-weight-complex="bold"/>
    </style:style>
    <style:style style:name="P87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style:font-name="DejaVu Sans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88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89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90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91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9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9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9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9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9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9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style:font-name="DejaVu Sans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9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9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01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10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103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104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5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0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8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9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10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11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11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3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14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DejaVu Sans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115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16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17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1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19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20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21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22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123" style:family="paragraph" style:parent-style-name="Dado_20_produto_20_centralizado">
      <style:text-properties officeooo:paragraph-rsid="008a19b9"/>
    </style:style>
    <style:style style:name="P124" style:family="paragraph" style:parent-style-name="Dado_20_produto_20_centralizado">
      <style:text-properties fo:font-variant="normal" fo:text-transform="none" style:font-name="DejaVu Sans" fo:font-size="5pt" fo:text-shadow="none" officeooo:paragraph-rsid="00a4854c" fo:background-color="transparent" style:font-size-asian="10.5pt" style:font-relief="none"/>
    </style:style>
    <style:style style:name="P125" style:family="paragraph" style:parent-style-name="Dado_20_produto_20_centralizado">
      <style:text-properties fo:font-variant="normal" fo:text-transform="none" style:font-name="DejaVu Sans" fo:font-size="5pt" fo:text-shadow="none" officeooo:rsid="004cea86" officeooo:paragraph-rsid="00a58699" fo:background-color="transparent" style:font-size-asian="10.5pt" style:font-relief="none"/>
    </style:style>
    <style:style style:name="P126" style:family="paragraph" style:parent-style-name="Dado_20_produto_20_centralizado">
      <style:text-properties style:font-name="DejaVu Sans2" officeooo:paragraph-rsid="00a4854c"/>
    </style:style>
    <style:style style:name="P127" style:family="paragraph" style:parent-style-name="Descritivo_20_DANFE_20_geral">
      <style:text-properties fo:font-size="4pt" officeooo:paragraph-rsid="008a19b9" style:font-size-asian="3.5pt" style:font-size-complex="4pt"/>
    </style:style>
    <style:style style:name="P128" style:family="paragraph" style:parent-style-name="Descritivo_20_DANFE_20_geral">
      <style:text-properties officeooo:paragraph-rsid="008a19b9"/>
    </style:style>
    <style:style style:name="P129" style:family="paragraph" style:parent-style-name="Dado_20_chave">
      <style:text-properties officeooo:paragraph-rsid="008a19b9"/>
    </style:style>
    <style:style style:name="P130" style:family="paragraph" style:parent-style-name="Dado_20_variável">
      <style:text-properties fo:color="#ce181e" fo:font-size="7pt" fo:font-weight="bold" officeooo:paragraph-rsid="008a19b9" style:font-size-asian="7pt" style:font-weight-asian="bold" style:font-size-complex="7pt" style:font-weight-complex="bold"/>
    </style:style>
    <style:style style:name="P131" style:family="paragraph" style:parent-style-name="Dado_20_variável">
      <style:text-properties fo:color="#ce181e" fo:font-size="12pt" fo:font-weight="bold" officeooo:paragraph-rsid="008a19b9" style:font-size-asian="12pt" style:font-weight-asian="bold" style:font-size-complex="12pt" style:font-weight-complex="bold"/>
    </style:style>
    <style:style style:name="P132" style:family="paragraph" style:parent-style-name="Dado_20_variável">
      <style:text-properties fo:font-size="8pt" officeooo:paragraph-rsid="008a19b9" style:font-size-asian="8pt" style:font-size-complex="8pt"/>
    </style:style>
    <style:style style:name="P133" style:family="paragraph" style:parent-style-name="Dado_20_variável">
      <style:text-properties officeooo:paragraph-rsid="008a19b9"/>
    </style:style>
    <style:style style:name="P134" style:family="paragraph" style:parent-style-name="Emitente_20_nome">
      <style:text-properties officeooo:paragraph-rsid="008a19b9"/>
    </style:style>
    <style:style style:name="P135" style:family="paragraph" style:parent-style-name="Frame_20_contents">
      <style:paragraph-properties fo:text-align="center" style:justify-single-word="false"/>
    </style:style>
    <style:style style:name="P136" style:family="paragraph" style:parent-style-name="Frame_20_contents">
      <style:paragraph-properties fo:text-align="start" style:justify-single-word="false"/>
    </style:style>
    <style:style style:name="P137" style:family="paragraph" style:parent-style-name="Descritivo_20_DANFE">
      <style:text-properties officeooo:paragraph-rsid="008a19b9"/>
    </style:style>
    <style:style style:name="P138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39" style:family="paragraph" style:parent-style-name="Dado_20_produto_20_numérico">
      <style:text-properties officeooo:paragraph-rsid="00a6ce89"/>
    </style:style>
    <style:style style:name="P140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6ce89" fo:background-color="transparent" style:font-size-asian="10.5pt" style:font-relief="none"/>
    </style:style>
    <style:style style:name="P141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8e0b3" fo:background-color="transparent" style:font-size-asian="10.5pt" style:font-relief="none"/>
    </style:style>
    <style:style style:name="P142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cbdd3" fo:background-color="transparent" style:font-size-asian="10.5pt" style:font-relief="none"/>
    </style:style>
    <style:style style:name="P143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d19e4" fo:background-color="transparent" style:font-size-asian="10.5pt" style:font-relief="none"/>
    </style:style>
    <style:style style:name="P144" style:family="paragraph" style:parent-style-name="Dado_20_produto_20_numérico">
      <style:text-properties fo:font-variant="normal" fo:text-transform="none" style:font-name="DejaVu Sans" fo:font-size="5pt" fo:text-shadow="none" officeooo:paragraph-rsid="00acbdd3" fo:background-color="transparent" style:font-size-asian="10.5pt" style:font-relief="none"/>
    </style:style>
    <style:style style:name="P145" style:family="paragraph" style:parent-style-name="Dado_20_produto_20_numérico">
      <style:text-properties fo:font-variant="normal" fo:text-transform="none" style:font-name="DejaVu Sans" fo:font-size="5pt" fo:text-shadow="none" officeooo:paragraph-rsid="00ad19e4" fo:background-color="transparent" style:font-size-asian="10.5pt" style:font-relief="none"/>
    </style:style>
    <style:style style:name="P146" style:family="paragraph" style:parent-style-name="Dado_20_produto_20_numérico">
      <style:text-properties fo:font-variant="normal" fo:text-transform="none" style:font-name="DejaVu Sans" fo:font-size="5pt" fo:text-shadow="none" officeooo:paragraph-rsid="00ae2e05" fo:background-color="transparent" style:font-size-asian="10.5pt" style:font-relief="none"/>
    </style:style>
    <style:style style:name="P147" style:family="paragraph" style:parent-style-name="Dado_20_produto_20_numérico">
      <style:text-properties style:font-name="DejaVu Sans2" officeooo:paragraph-rsid="00a6ce89"/>
    </style:style>
    <style:style style:name="P148" style:family="paragraph" style:parent-style-name="Dado_20_produto_20_numérico">
      <style:text-properties style:font-name="DejaVu Sans2" officeooo:paragraph-rsid="00a4854c"/>
    </style:style>
    <style:style style:name="P149" style:family="paragraph" style:parent-style-name="Standard">
      <style:paragraph-properties fo:break-before="auto" fo:break-after="auto"/>
      <style:text-properties officeooo:paragraph-rsid="00ac32b6"/>
    </style:style>
    <style:style style:name="P150" style:family="paragraph" style:parent-style-name="Footer">
      <style:text-properties officeooo:paragraph-rsid="00ac32b6"/>
    </style:style>
    <style:style style:name="P151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rsid="00907665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style:font-name="Liberation Serif" fo:font-size="11pt" fo:language="zxx" fo:country="none" fo:text-shadow="none" style:text-underline-style="solid" style:text-underline-width="auto" style:text-underline-color="font-color" officeooo:rsid="0046fff0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fo:color="#000080" style:font-name="Liberation Serif" fo:font-size="11pt" fo:language="zxx" fo:country="none" fo:text-shadow="none" style:text-underline-style="solid" style:text-underline-width="auto" style:text-underline-color="font-color" officeooo:rsid="00ab918c" style:font-size-asian="10.5pt" style:language-asian="zxx" style:country-asian="none" style:language-complex="zxx" style:country-complex="none" style:font-relief="none"/>
    </style:style>
    <style:style style:name="T11" style:family="text">
      <style:text-properties fo:font-variant="normal" fo:text-transform="none" style:font-name="Liberation Serif" fo:font-size="12pt" fo:text-shadow="none" fo:font-weight="normal" officeooo:rsid="00a237ed" style:font-size-asian="12pt" style:font-weight-asian="normal" style:font-size-complex="12pt" style:font-weight-complex="normal" style:font-relief="none"/>
    </style:style>
    <style:style style:name="T12" style:family="text">
      <style:text-properties fo:font-variant="normal" fo:text-transform="none" style:font-name="DejaVu Sans" fo:font-size="5pt" fo:text-shadow="none" fo:background-color="transparent" loext:char-shading-value="0" style:font-size-asian="10.5pt" style:font-relief="non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officeooo:rsid="008a19b9"/>
    </style:style>
    <style:style style:name="T15" style:family="text">
      <style:text-properties officeooo:rsid="008d0e8e"/>
    </style:style>
    <style:style style:name="T16" style:family="text">
      <style:text-properties officeooo:rsid="00922103"/>
    </style:style>
    <style:style style:name="T17" style:family="text">
      <style:text-properties officeooo:rsid="0095f306"/>
    </style:style>
    <style:style style:name="T18" style:family="text">
      <style:text-properties officeooo:rsid="009a485b"/>
    </style:style>
    <style:style style:name="T19" style:family="text">
      <style:text-properties officeooo:rsid="009d1037"/>
    </style:style>
    <style:style style:name="T20" style:family="text">
      <style:text-properties officeooo:rsid="00511f41"/>
    </style:style>
    <style:style style:name="T21" style:family="text">
      <style:text-properties style:font-name="DejaVu Sans" fo:text-shadow="none" style:font-size-asian="10.5pt" style:font-relief="none"/>
    </style:style>
    <style:style style:name="T22" style:family="text">
      <style:text-properties style:font-name="DejaVu Sans" fo:text-shadow="none" officeooo:rsid="00511f41" style:font-size-asian="10.5pt" style:font-relief="none"/>
    </style:style>
    <style:style style:name="T23" style:family="text">
      <style:text-properties officeooo:rsid="00a4854c"/>
    </style:style>
    <style:style style:name="T24" style:family="text">
      <style:text-properties style:font-name="DejaVu Sans2"/>
    </style:style>
    <style:style style:name="T25" style:family="text">
      <style:text-properties officeooo:rsid="00aa5443"/>
    </style:style>
    <style:style style:name="T26" style:family="text">
      <style:text-properties officeooo:rsid="00ab918c"/>
    </style:style>
    <style:style style:name="T27" style:family="text">
      <style:text-properties officeooo:rsid="00b44287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infNFe.retirada.CNPJ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infNFe.entrega.CNPJ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ICMS00.vBC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5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5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35"/>
            <text:p text:style-name="P35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64">NF-e</text:p>
            <text:p text:style-name="P64"><text:user-field-get text:name="py3o.danfe.object_xml.NFe.numero_formatado">danfe.object_xml.NFenumero_formatado</text:user-field-get></text:p>
            <text:p text:style-name="P64"><text:user-field-get text:name="py3o.danfe.object_xml.NFe.serie_formatada">danfe.object_xml.NFe.serie_formatada</text:user-field-get></text:p>
            <text:p text:style-name="P64"/>
          </table:table-cell>
        </table:table-row>
        <table:table-row table:style-name="Tabela2.2">
          <table:table-cell table:style-name="Tabela2.A3" office:value-type="string">
            <text:p text:style-name="P15">Data de Recebimento</text:p>
            <text:p text:style-name="P35"/>
          </table:table-cell>
          <table:table-cell table:style-name="Tabela2.B3" table:number-columns-spanned="4" office:value-type="string">
            <text:p text:style-name="P15">Identificação e assinatura do recebedor</text:p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1" table:number-columns-spanned="6" office:value-type="string">
            <text:p text:style-name="P5"><draw:line text:anchor-type="paragraph" draw:z-index="0" draw:name="Forma1" draw:style-name="gr1" draw:text-style-name="P151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5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6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8"><text:a xlink:type="simple" xlink:href="py3o://if=%22not%20danfe.object_xml.protNFe.infProt.nProt%22" text:style-name="Internet_20_link" text:visited-style-name="Visited_20_Internet_20_Link"><text:span text:style-name="T14">if="not danfe.object_xml.protNFe.infProt.nPro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4"><text:user-field-get text:name="py3o.danfe.object_xml.NFe.infNFe.emit.xNome">danfe.object_xml.NFe.infNFe.emit.xNome</text:user-field-get></text:p>
            <text:p text:style-name="P138"><text:line-break/><text:user-field-get text:name="py3o.danfe.object_xml.NFe.endereco_emitente_formatado_linha_1">danfe.object_xml.NFe.endereco_emitente_formatado_linha_1</text:user-field-get></text:p>
            <text:p text:style-name="P138"><text:user-field-get text:name="py3o.danfe.object_xml.NFe.endereco_emitente_formatado_linha_2">danfe.object_xml.NFe.endereco_emitente_formatado_linha_2</text:user-field-get></text:p>
            <text:p text:style-name="P138"><text:user-field-get text:name="py3o.danfe.object_xml.NFe.endereco_emitente_formatado_linha_3">danfe.object_xml.NFe.endereco_emitente_formatado_linha_3</text:user-field-get></text:p>
            <text:p text:style-name="P138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37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28">DOCUMENTO AUXILIAR DA NOTA FISCAL ELETRÔNICA</text:p>
            <text:p text:style-name="P128">versão</text:p>
            <text:p text:style-name="P128"><text:user-field-get text:name="py3o.danfe.object_xml.NFe.versao">danfe.object_xml.NFe.versao</text:user-field-get></text:p>
            <text:p text:style-name="P128"/>
            <text:p text:style-name="P127"/>
            <text:p text:style-name="P66">       0 – entrada</text:p>
            <text:p text:style-name="P66">       1 – saída</text:p>
            <text:p text:style-name="P66"/>
            <text:p text:style-name="P66"/>
            <text:p text:style-name="P65"><text:user-field-get text:name="py3o.danfe.object_xml.NFe.numero_formatado">danfe.object_xml.NFenumero_formatado</text:user-field-get></text:p>
            <text:p text:style-name="P65"><text:user-field-get text:name="py3o.danfe.object_xml.NFe.serie_formatada">danfe.object_xml.NFe.serie_formatada</text:user-field-get></text:p>
            <text:p text:style-name="P65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7"><draw:frame draw:style-name="fr2" draw:name="py3o.image(danfe.object_xml.NFe.chave_imagem, 'png', isb64=True, dummy=1)" text:anchor-type="paragraph" svg:width="6.001cm" svg:height="0.801cm" draw:z-index="5"><draw:text-box><text:p text:style-name="P135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9" table:number-columns-spanned="2" office:value-type="string">
            <text:p text:style-name="P17">Chave de acesso</text:p>
            <text:p text:style-name="P17"/>
            <text:p text:style-name="P129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30">Impresso para simples conferência</text:p>
            <text:p text:style-name="P130">Informações não transmitidas a nenhuma<text:line-break/>SEFAZ autorizadora</text:p>
            <text:p text:style-name="P131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12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7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7">Protocolo de autorização</text:p>
            <text:p text:style-name="P16"/>
            <text:p text:style-name="P132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8"><text:a xlink:type="simple" xlink:href="py3o://if=%22danfe.object_xml.protNFe.infProt.nProt%20and%20danfe.object_xml.protNFe.infProt.cStat%20not%20in%20('110',%20'301',%20'302')%22" text:style-name="Internet_20_link" text:visited-style-name="Visited_20_Internet_20_Link"><text:span text:style-name="T15">if="danfe.object_xml.protNFe.infProt.nPro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4"><text:user-field-get text:name="py3o.danfe.object_xml.NFe.infNFe.emit.xNome">danfe.object_xml.NFe.infNFe.emit.xNome</text:user-field-get></text:p>
            <text:p text:style-name="P138"><text:line-break/><text:user-field-get text:name="py3o.danfe.object_xml.NFe.endereco_emitente_formatado_linha_1">danfe.object_xml.NFe.endereco_emitente_formatado_linha_1</text:user-field-get></text:p>
            <text:p text:style-name="P138"><text:user-field-get text:name="py3o.danfe.object_xml.NFe.endereco_emitente_formatado_linha_2">danfe.object_xml.NFe.endereco_emitente_formatado_linha_2</text:user-field-get></text:p>
            <text:p text:style-name="P138"><text:user-field-get text:name="py3o.danfe.object_xml.NFe.endereco_emitente_formatado_linha_3">danfe.object_xml.NFe.endereco_emitente_formatado_linha_3</text:user-field-get></text:p>
            <text:p text:style-name="P138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37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28">DOCUMENTO AUXILIAR DA NOTA FISCAL ELETRÔNICA</text:p>
            <text:p text:style-name="P128">versão <text:user-field-get text:name="py3o.danfe.object_xml.NFe.versao">danfe.object_xml.NFe.versao</text:user-field-get></text:p>
            <text:p text:style-name="P128"/>
            <text:p text:style-name="P127"/>
            <text:p text:style-name="P66">       0 – entrada</text:p>
            <text:p text:style-name="P66">       1 – saída</text:p>
            <text:p text:style-name="P66"/>
            <text:p text:style-name="P66"/>
            <text:p text:style-name="P65"><text:user-field-get text:name="py3o.danfe.object_xml.NFe.numero_formatado">danfe.object_xml.NFenumero_formatado</text:user-field-get></text:p>
            <text:p text:style-name="P65"><text:user-field-get text:name="py3o.danfe.object_xml.NFe.serie_formatada">danfe.object_xml.NFe.serie_formatada</text:user-field-get></text:p>
            <text:p text:style-name="P65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7"><draw:frame draw:style-name="fr3" draw:name="py3o.image(danfe.object_xml.NFe.chave_imagem, 'png', isb64=True, dummy=2)" text:anchor-type="paragraph" svg:width="6.001cm" svg:height="0.801cm" draw:z-index="3"><draw:text-box><text:p text:style-name="P135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16" table:number-columns-spanned="2" office:value-type="string">
            <text:p text:style-name="P17">Chave de acesso</text:p>
            <text:p text:style-name="P17"/>
            <text:p text:style-name="P129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33">Consulta de autenticidade no portal nacional da NF-e</text:p>
            <text:p text:style-name="P133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12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7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7">Protocolo de autorização</text:p>
            <text:p text:style-name="P16"/>
            <text:p text:style-name="P132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98"><text:a xlink:type="simple" xlink:href="py3o://if=%22danfe.object_xml.protNFe.infProt.nProt%20and%20danfe.object_xml.protNFe.infProt.cStat%20in%20('110',%20'301',%20'302')%22" text:style-name="Internet_20_link" text:visited-style-name="Visited_20_Internet_20_Link"><text:span text:style-name="T15">if="danfe.object_xml.protNFe.infProt.nPro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89"><text:user-field-get text:name="py3o.danfe.object_xml.NFe.infNFe.emit.xNome">danfe.object_xml.NFe.infNFe.emit.xNome</text:user-field-get></text:p>
            <text:p text:style-name="P120"><text:line-break/><text:user-field-get text:name="py3o.danfe.object_xml.NFe.endereco_emitente_formatado_linha_1">danfe.object_xml.NFe.endereco_emitente_formatado_linha_1</text:user-field-get></text:p>
            <text:p text:style-name="P120"><text:user-field-get text:name="py3o.danfe.object_xml.NFe.endereco_emitente_formatado_linha_2">danfe.object_xml.NFe.endereco_emitente_formatado_linha_2</text:user-field-get></text:p>
            <text:p text:style-name="P120"><text:user-field-get text:name="py3o.danfe.object_xml.NFe.endereco_emitente_formatado_linha_3">danfe.object_xml.NFe.endereco_emitente_formatado_linha_3</text:user-field-get></text:p>
            <text:p text:style-name="P120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07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5">DOCUMENTO AUXILIAR DA NOTA FISCAL ELETRÔNICA</text:p>
            <text:p text:style-name="P75">versão <text:user-field-get text:name="py3o.danfe.object_xml.NFe.versao">danfe.object_xml.NFe.versao</text:user-field-get></text:p>
            <text:p text:style-name="P75"/>
            <text:p text:style-name="P72"/>
            <text:p text:style-name="P67">       0 – entrada</text:p>
            <text:p text:style-name="P67">       1 – saída</text:p>
            <text:p text:style-name="P67"/>
            <text:p text:style-name="P67"/>
            <text:p text:style-name="P117"><text:user-field-get text:name="py3o.danfe.object_xml.NFe.numero_formatado">danfe.object_xml.NFenumero_formatado</text:user-field-get></text:p>
            <text:p text:style-name="P117"><text:user-field-get text:name="py3o.danfe.object_xml.NFe.serie_formatada">danfe.object_xml.NFe.serie_formatada</text:user-field-get></text:p>
            <text:p text:style-name="P117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92"><draw:frame draw:style-name="fr2" draw:name="Quadro17" text:anchor-type="paragraph" svg:width="6.001cm" svg:height="0.801cm" draw:z-index="1"><draw:text-box><text:p text:style-name="P135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23" table:number-columns-spanned="2" office:value-type="string">
            <text:p text:style-name="P104">Chave de acesso</text:p>
            <text:p text:style-name="P104"/>
            <text:p text:style-name="P78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83">A circulação da mercadoria foi <text:span text:style-name="T13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7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04">Natureza da Operação</text:p>
            <text:p text:style-name="P113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04">Protocolo de denegação</text:p>
            <text:p text:style-name="P101"/>
            <text:p text:style-name="P81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9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104">Inscrição estadual</text:p>
            <text:p text:style-name="P113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104">Inscrição estadual do substituto tributário</text:p>
            <text:p text:style-name="P113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104">CNPJ</text:p>
            <text:p text:style-name="P110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G"/>
        <table:table-column table:style-name="Tabela3.N"/>
        <table:table-column table:style-name="Tabela3.O"/>
        <table:table-column table:style-name="Tabela3.P"/>
        <table:table-column table:style-name="Tabela3.Q"/>
        <table:table-column table:style-name="Tabela3.R"/>
        <table:table-column table:style-name="Tabela3.S"/>
        <table:table-column table:style-name="Tabela3.T"/>
        <table:table-column table:style-name="Tabela3.G"/>
        <table:table-column table:style-name="Tabela3.V"/>
        <table:table-column table:style-name="Tabela3.W"/>
        <table:table-column table:style-name="Tabela3.X"/>
        <table:table-column table:style-name="Tabela3.Y"/>
        <table:table-column table:style-name="Tabela3.Z"/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N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row table:style-name="Tabela3.1">
          <table:table-cell table:style-name="Tabela3.A1" table:number-columns-spanned="41" office:value-type="string">
            <text:p text:style-name="P99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table:number-columns-spanned="41" office:value-type="string">
            <text:p text:style-name="P99"><text:a xlink:type="simple" xlink:href="py3o://if=%22not%20danfe.object_xml.protNFe.infProt.nProt%22" text:style-name="Internet_20_link" text:visited-style-name="Visited_20_Internet_20_Link"><text:span text:style-name="T6">if="not danfe.object_xml.protNFe.infProt.nPro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3" table:number-rows-spanned="3" table:number-columns-spanned="7" office:value-type="string">
            <text:p text:style-name="P96"><draw:frame draw:style-name="fr4" draw:name="py3o.image(danfe.logo, 'png', isb64=True,dummy=1)" text:anchor-type="char" svg:width="3.799cm" svg:height="3.2cm" draw:z-index="8"><draw:text-box><text:p text:style-name="P136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rows-spanned="4" table:number-columns-spanned="5" office:value-type="string">
            <text:p text:style-name="P90"><text:user-field-get text:name="py3o.danfe.object_xml.NFe.infNFe.emit.xNome">danfe.object_xml.NFe.infNFe.emit.xNome</text:user-field-get></text:p>
            <text:p text:style-name="P121"><text:line-break/><text:user-field-get text:name="py3o.danfe.object_xml.NFe.endereco_emitente_formatado_linha_1">danfe.object_xml.NFe.endereco_emitente_formatado_linha_1</text:user-field-get></text:p>
            <text:p text:style-name="P121"><text:soft-page-break/><text:user-field-get text:name="py3o.danfe.object_xml.NFe.endereco_emitente_formatado_linha_2">danfe.object_xml.NFe.endereco_emitente_formatado_linha_2</text:user-field-get></text:p>
            <text:p text:style-name="P121"><text:user-field-get text:name="py3o.danfe.object_xml.NFe.endereco_emitente_formatado_linha_3">danfe.object_xml.NFe.endereco_emitente_formatado_linha_3</text:user-field-get></text:p>
            <text:p text:style-name="P12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3.A3" table:number-rows-spanned="4" table:number-columns-spanned="8" office:value-type="string">
            <text:p text:style-name="P108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6">DOCUMENTO AUXILIAR DA NOTA FISCAL ELETRÔNICA</text:p>
            <text:p text:style-name="P76">versão</text:p>
            <text:p text:style-name="P76"><text:s/><text:user-field-get text:name="py3o.danfe.object_xml.NFe.versao">danfe.object_xml.NFe.versao</text:user-field-get></text:p>
            <text:p text:style-name="P76"/>
            <text:p text:style-name="P73"/>
            <text:p text:style-name="P68"><text:soft-page-break/>       0 – entrada</text:p>
            <text:p text:style-name="P68">       1 – saída</text:p>
            <text:p text:style-name="P68"/>
            <text:p text:style-name="P68"/>
            <text:p text:style-name="P118"><text:user-field-get text:name="py3o.danfe.object_xml.NFe.numero_formatado">danfe.object_xml.NFenumero_formatado</text:user-field-get></text:p>
            <text:p text:style-name="P118"><text:user-field-get text:name="py3o.danfe.object_xml.NFe.serie_formatada">danfe.object_xml.NFe.serie_formatada</text:user-field-get></text:p>
            <text:p text:style-name="P11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93"><draw:frame draw:style-name="fr2" draw:name="py3o.image(danfe.object_xml.NFe.chave_imagem, 'png', isb64=True, dummy=4)" text:anchor-type="paragraph" svg:width="6.001cm" svg:height="0.801cm" draw:z-index="12"><draw:text-box><text:p text:style-name="P13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105">Chave de acesso</text:p>
            <text:p text:style-name="P105"/>
            <text:p text:style-name="P79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rows-spanned="2" table:number-columns-spanned="21" office:value-type="string">
            <text:p text:style-name="P84">Impresso para simples conferência</text:p>
            <text:p text:style-name="P84">Informações não transmitidas a nenhuma<text:line-break/>SEFAZ autorizadora</text:p>
            <text:p text:style-name="P87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">
          <table:table-cell table:style-name="Tabela3.A3" table:number-columns-spanned="7" office:value-type="string">
            <text:p text:style-name="P9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">
          <table:table-cell table:style-name="Tabela3.A3" table:number-columns-spanned="20" office:value-type="string">
            <text:p text:style-name="P105">Natureza da Operação</text:p>
            <text:p text:style-name="P114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105">Protocolo de autorização</text:p>
            <text:p text:style-name="P102"/>
            <text:p text:style-name="P88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">
          <table:table-cell table:style-name="Tabela3.A3" table:number-columns-spanned="41" office:value-type="string">
            <text:p text:style-name="P9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9">
          <table:table-cell table:style-name="Tabela3.A3" table:number-columns-spanned="41" office:value-type="string">
            <text:p text:style-name="P99"><text:a xlink:type="simple" xlink:href="py3o://if=%22danfe.protNFe.infProt.nProt%20and%20danfe.protNFe.infProt.cStat%20not%20in%20('110',%20'301',%20'302')%22" text:style-name="Internet_20_link" text:visited-style-name="Visited_20_Internet_20_Link"><text:span text:style-name="T9">if="danfe.protNFe.infProt.nPro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3" table:number-rows-spanned="3" table:number-columns-spanned="7" office:value-type="string">
            <text:p text:style-name="P96"><draw:frame draw:style-name="fr4" draw:name="Quadro2" text:anchor-type="char" svg:width="3.799cm" svg:height="3.2cm" draw:z-index="14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rows-spanned="4" table:number-columns-spanned="5" office:value-type="string">
            <text:p text:style-name="P90"><text:user-field-get text:name="py3o.danfe.object_xml.NFe.infNFe.emit.xNome">danfe.object_xml.NFe.infNFe.emit.xNome</text:user-field-get></text:p>
            <text:p text:style-name="P121"><text:line-break/><text:user-field-get text:name="py3o.danfe.object_xml.NFe.endereco_emitente_formatado_linha_1">danfe.object_xml.NFe.endereco_emitente_formatado_linha_1</text:user-field-get></text:p>
            <text:p text:style-name="P121"><text:user-field-get text:name="py3o.danfe.object_xml.NFe.endereco_emitente_formatado_linha_2">danfe.object_xml.NFe.endereco_emitente_formatado_linha_2</text:user-field-get></text:p>
            <text:p text:style-name="P121"><text:user-field-get text:name="py3o.danfe.object_xml.NFe.endereco_emitente_formatado_linha_3">danfe.object_xml.NFe.endereco_emitente_formatado_linha_3</text:user-field-get></text:p>
            <text:p text:style-name="P12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3.A3" table:number-rows-spanned="4" table:number-columns-spanned="8" office:value-type="string">
            <text:p text:style-name="P108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6">DOCUMENTO AUXILIAR DA NOTA FISCAL ELETRÔNICA</text:p>
            <text:p text:style-name="P76">versão</text:p>
            <text:p text:style-name="P76"><text:s/><text:user-field-get text:name="py3o.danfe.object_xml.NFe.versao">danfe.object_xml.NFe.versao</text:user-field-get></text:p>
            <text:p text:style-name="P76"/>
            <text:p text:style-name="P73"/>
            <text:p text:style-name="P68">       0 – entrada</text:p>
            <text:p text:style-name="P68">       1 – saída</text:p>
            <text:p text:style-name="P68"/>
            <text:p text:style-name="P68"/>
            <text:p text:style-name="P118"><text:user-field-get text:name="py3o.danfe.object_xml.NFe.numero_formatado">danfe.object_xml.NFenumero_formatado</text:user-field-get></text:p>
            <text:p text:style-name="P118"><text:user-field-get text:name="py3o.danfe.object_xml.NFe.serie_formatada">danfe.object_xml.NFe.serie_formatada</text:user-field-get></text:p>
            <text:p text:style-name="P11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93"><draw:frame draw:style-name="fr2" draw:name="Quadro11" text:anchor-type="paragraph" svg:width="6.001cm" svg:height="0.801cm" draw:z-index="18"><draw:text-box><text:p text:style-name="P13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105">Chave de acesso</text:p>
            <text:p text:style-name="P105"/>
            <text:p text:style-name="P79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rows-spanned="2" table:number-columns-spanned="21" office:value-type="string">
            <text:p text:style-name="P84">Impresso para simples conferência</text:p>
            <text:p text:style-name="P84">Informações não transmitidas a nenhuma<text:line-break/>SEFAZ autorizadora</text:p>
            <text:p text:style-name="P87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">
          <table:table-cell table:style-name="Tabela3.A3" table:number-columns-spanned="7" office:value-type="string">
            <text:p text:style-name="P9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">
          <table:table-cell table:style-name="Tabela3.A3" table:number-columns-spanned="20" office:value-type="string">
            <text:p text:style-name="P105">Natureza da Operação</text:p>
            <text:p text:style-name="P114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105">Protocolo de autorização</text:p>
            <text:p text:style-name="P102"/>
            <text:p text:style-name="P88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">
          <table:table-cell table:style-name="Tabela3.A3" table:number-columns-spanned="41" office:value-type="string">
            <text:p text:style-name="P9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9">
          <table:table-cell table:style-name="Tabela3.A3" table:number-columns-spanned="41" office:value-type="string">
            <text:p text:style-name="P99"><text:a xlink:type="simple" xlink:href="py3o://if=%22danfe.protNFe.infProt.nProt%20and%20danfe.protNFe.infProt.cStat%20in%20('110',%20'301',%20'302')%22" text:style-name="Internet_20_link" text:visited-style-name="Visited_20_Internet_20_Link"><text:span text:style-name="T10">if="danfe.protNFe.infProt.nPro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3" table:number-rows-spanned="3" table:number-columns-spanned="7" office:value-type="string">
            <text:p text:style-name="P96"><draw:frame draw:style-name="fr4" draw:name="Quadro8" text:anchor-type="char" svg:width="3.799cm" svg:height="3.2cm" draw:z-index="21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rows-spanned="4" table:number-columns-spanned="5" office:value-type="string">
            <text:p text:style-name="P90"><text:user-field-get text:name="py3o.danfe.object_xml.NFe.infNFe.emit.xNome">danfe.object_xml.NFe.infNFe.emit.xNome</text:user-field-get></text:p>
            <text:p text:style-name="P121"><text:line-break/><text:user-field-get text:name="py3o.danfe.object_xml.NFe.endereco_emitente_formatado_linha_1">danfe.object_xml.NFe.endereco_emitente_formatado_linha_1</text:user-field-get></text:p>
            <text:p text:style-name="P121"><text:user-field-get text:name="py3o.danfe.object_xml.NFe.endereco_emitente_formatado_linha_2">danfe.object_xml.NFe.endereco_emitente_formatado_linha_2</text:user-field-get></text:p>
            <text:p text:style-name="P121"><text:user-field-get text:name="py3o.danfe.object_xml.NFe.endereco_emitente_formatado_linha_3">danfe.object_xml.NFe.endereco_emitente_formatado_linha_3</text:user-field-get></text:p>
            <text:p text:style-name="P12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3.A3" table:number-rows-spanned="4" table:number-columns-spanned="8" office:value-type="string">
            <text:p text:style-name="P108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6">DOCUMENTO AUXILIAR DA NOTA FISCAL ELETRÔNICA</text:p>
            <text:p text:style-name="P76">versão</text:p>
            <text:p text:style-name="P76"><text:s/><text:user-field-get text:name="py3o.danfe.object_xml.NFe.versao">danfe.object_xml.NFe.versao</text:user-field-get></text:p>
            <text:p text:style-name="P76"/>
            <text:p text:style-name="P73"/>
            <text:p text:style-name="P68">       0 – entrada</text:p>
            <text:p text:style-name="P68">       1 – saída</text:p>
            <text:p text:style-name="P68"/>
            <text:p text:style-name="P68"/>
            <text:p text:style-name="P118"><text:user-field-get text:name="py3o.danfe.object_xml.NFe.numero_formatado">danfe.object_xml.NFenumero_formatado</text:user-field-get></text:p>
            <text:p text:style-name="P118"><text:user-field-get text:name="py3o.danfe.object_xml.NFe.serie_formatada">danfe.object_xml.NFe.serie_formatada</text:user-field-get></text:p>
            <text:p text:style-name="P11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93"><draw:frame draw:style-name="fr2" draw:name="Quadro7" text:anchor-type="paragraph" svg:width="6.001cm" svg:height="0.801cm" draw:z-index="24"><draw:text-box><text:p text:style-name="P13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105">Chave de acesso</text:p>
            <text:p text:style-name="P105"/>
            <text:p text:style-name="P79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rows-spanned="2" table:number-columns-spanned="21" office:value-type="string">
            <text:p text:style-name="P84">Impresso para simples conferência</text:p>
            <text:p text:style-name="P84">Informações não transmitidas a nenhuma<text:line-break/>SEFAZ autorizadora</text:p>
            <text:p text:style-name="P87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">
          <table:table-cell table:style-name="Tabela3.A3" table:number-columns-spanned="7" office:value-type="string">
            <text:p text:style-name="P9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">
          <table:table-cell table:style-name="Tabela3.A3" table:number-columns-spanned="20" office:value-type="string">
            <text:p text:style-name="P105">Natureza da Operação</text:p>
            <text:p text:style-name="P114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" table:number-columns-spanned="21" office:value-type="string">
            <text:p text:style-name="P105">Protocolo de autorização</text:p>
            <text:p text:style-name="P102"/>
            <text:p text:style-name="P88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">
          <table:table-cell table:style-name="Tabela3.A3" table:number-columns-spanned="41" office:value-type="string">
            <text:p text:style-name="P9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3">
          <table:table-cell table:style-name="Tabela3.A23" table:number-columns-spanned="2" office:value-type="string">
            <text:p text:style-name="P105">Inscrição estadual</text:p>
            <text:p text:style-name="P115"><text:user-field-get text:name="py3o.danfe.object_xml.NFe.infNFe.emit.IE">danfe.object_xml.NFe.infNFe.emit.IE</text:user-field-get></text:p>
          </table:table-cell>
          <table:covered-table-cell/>
          <table:table-cell table:style-name="Tabela3.C23" table:number-columns-spanned="6" office:value-type="string">
            <text:p text:style-name="P105">Inscrição estadual do substituto tributário</text:p>
            <text:p text:style-name="P115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I23" table:number-columns-spanned="33" office:value-type="string">
            <text:p text:style-name="P105">CNPJ</text:p>
            <text:p text:style-name="P111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">
          <table:table-cell table:style-name="Tabela3.A3" table:number-columns-spanned="41" office:value-type="string">
            <text:p text:style-name="P9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5" table:number-columns-spanned="41" office:value-type="string">
            <text:p text:style-name="P100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40" table:number-columns-spanned="41" office:value-type="string">
            <text:p text:style-name="P100"><text:a xlink:type="simple" xlink:href="py3o://if=%22not%20danfe.object_xml.protNFe.infProt.nProt%22" text:style-name="Internet_20_link" text:visited-style-name="Visited_20_Internet_20_Link"><text:span text:style-name="T16">if="not danfe.object_xml.protNFe.infProt.nPro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7">
          <table:table-cell table:style-name="Tabela3.A43" table:number-rows-spanned="3" table:number-columns-spanned="12" office:value-type="string">
            <text:p text:style-name="P91"><draw:frame draw:style-name="fr4" draw:name="py3o.image(danfe.cabecalho, 'png', isb64=True,dummy=1)" text:anchor-type="char" svg:width="7.8cm" svg:height="3.2cm" draw:z-index="20"><draw:text-box><text:p text:style-name="P136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M44" table:number-rows-spanned="4" table:number-columns-spanned="8" office:value-type="string">
            <text:p text:style-name="P109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19"><text:soft-page-break/><text:user-field-get text:name="py3o.danfe.object_xml.NFe.numero_formatado">danfe.object_xml.NFenumero_formatado</text:user-field-get></text:p>
            <text:p text:style-name="P119"><text:user-field-get text:name="py3o.danfe.object_xml.NFe.serie_formatada">danfe.object_xml.NFe.serie_formatada</text:user-field-get></text:p>
            <text:p text:style-name="P119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44" table:number-columns-spanned="21" office:value-type="string">
            <text:p text:style-name="P94"><draw:frame draw:style-name="fr2" draw:name="py3o.image(danfe.object_xml.NFe.chave_imagem, 'png', isb64=True, dummy=7)" text:anchor-type="paragraph" svg:width="6.001cm" svg:height="0.801cm" draw:z-index="19"><draw:text-box><text:p text:style-name="P13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28" table:number-columns-spanned="21" office:value-type="string">
            <text:p text:style-name="P106">Chave de acesso</text:p>
            <text:p text:style-name="P106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44" table:number-rows-spanned="2" table:number-columns-spanned="21" office:value-type="string">
            <text:p text:style-name="P85">Impresso para simples conferência</text:p>
            <text:p text:style-name="P85">Informações não transmitidas a nenhuma<text:line-break/>SEFAZ autorizadora</text:p>
            <text:p text:style-name="P86"><text:soft-page-break/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0">
          <table:table-cell table:style-name="Tabela3.A44" table:number-columns-spanned="12" office:value-type="string">
            <text:p text:style-name="P7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1">
          <table:table-cell table:style-name="Tabela3.A31" table:number-columns-spanned="20" office:value-type="string">
            <text:p text:style-name="P106">Natureza da Operação</text:p>
            <text:p text:style-name="P11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21" office:value-type="string">
            <text:p text:style-name="P106">Protocolo de autorização</text:p>
            <text:p text:style-name="P103"/>
            <text:p text:style-name="P82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table:number-columns-spanned="41" office:value-type="string">
            <text:p text:style-name="P10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40" table:number-columns-spanned="41" office:value-type="string">
            <text:p text:style-name="P100"><text:a xlink:type="simple" xlink:href="py3o://if=%22danfe.object_xml.protNFe.infProt.nProt%20and%20danfe.object_xml.protNFe.infProt.cStat%20not%20in%20('110',%20'301',%20'302')%22" text:style-name="Internet_20_link" text:visited-style-name="Visited_20_Internet_20_Link"><text:span text:style-name="T16">if="danfe.object_xml.protNFe.infProt.nPro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4">
          <table:table-cell table:style-name="Tabela3.A43" table:number-rows-spanned="3" table:number-columns-spanned="12" office:value-type="string">
            <text:p text:style-name="P91"><draw:frame draw:style-name="fr4" draw:name="Quadro12" text:anchor-type="char" svg:width="7.8cm" svg:height="3.2cm" draw:z-index="17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M44" table:number-rows-spanned="4" table:number-columns-spanned="8" office:value-type="string">
            <text:p text:style-name="P109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19"><text:user-field-get text:name="py3o.danfe.object_xml.NFe.numero_formatado">danfe.object_xml.NFenumero_formatado</text:user-field-get></text:p>
            <text:p text:style-name="P119"><text:user-field-get text:name="py3o.danfe.object_xml.NFe.serie_formatada">danfe.object_xml.NFe.serie_formatada</text:user-field-get></text:p>
            <text:p text:style-name="P119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44" table:number-columns-spanned="21" office:value-type="string">
            <text:p text:style-name="P94"><draw:frame draw:style-name="fr2" draw:name="Quadro18" text:anchor-type="paragraph" svg:width="6.001cm" svg:height="0.801cm" draw:z-index="13"><draw:text-box><text:p text:style-name="P13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35" table:number-columns-spanned="21" office:value-type="string">
            <text:p text:style-name="P106">Chave de acesso</text:p>
            <text:p text:style-name="P106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44" table:number-rows-spanned="2" table:number-columns-spanned="21" office:value-type="string">
            <text:p text:style-name="P85">Impresso para simples conferência</text:p>
            <text:p text:style-name="P85">Informações não transmitidas a nenhuma<text:line-break/>SEFAZ autorizadora</text:p>
            <text:p text:style-name="P86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7">
          <table:table-cell table:style-name="Tabela3.A44" table:number-columns-spanned="12" office:value-type="string">
            <text:p text:style-name="P7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1">
          <table:table-cell table:style-name="Tabela3.A31" table:number-columns-spanned="20" office:value-type="string">
            <text:p text:style-name="P106">Natureza da Operação</text:p>
            <text:p text:style-name="P11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21" office:value-type="string">
            <text:p text:style-name="P106">Protocolo de autorização</text:p>
            <text:p text:style-name="P103"/>
            <text:p text:style-name="P82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table:number-columns-spanned="41" office:value-type="string">
            <text:p text:style-name="P100"><draw:frame draw:style-name="fr5" draw:name="Quadro14" text:anchor-type="paragraph" svg:x="12.201cm" svg:y="1.288cm" svg:width="6.001cm" svg:height="0.801cm" draw:z-index="11"><draw:text-box><text:p text:style-name="P135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40" table:number-columns-spanned="41" office:value-type="string">
            <text:p text:style-name="P100"><text:a xlink:type="simple" xlink:href="py3o://if=%22danfe.object_xml.protNFe.infProt.nProt%20and%20danfe.object_xml.protNFe.infProt.cStat%20in%20('110',%20'301',%20'302')%22" text:style-name="Internet_20_link" text:visited-style-name="Visited_20_Internet_20_Link"><text:span text:style-name="T26">if="danfe.object_xml.protNFe.infProt.nPro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1">
          <table:table-cell table:style-name="Tabela3.A43" table:number-rows-spanned="3" table:number-columns-spanned="12" office:value-type="string">
            <text:p text:style-name="P91"><draw:frame draw:style-name="fr4" draw:name="Quadro15" text:anchor-type="char" svg:width="7.8cm" svg:height="3.2cm" draw:z-index="9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M44" table:number-rows-spanned="4" table:number-columns-spanned="8" office:value-type="string">
            <text:p text:style-name="P109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19"><text:user-field-get text:name="py3o.danfe.object_xml.NFe.numero_formatado">danfe.object_xml.NFenumero_formatado</text:user-field-get></text:p>
            <text:p text:style-name="P119"><text:user-field-get text:name="py3o.danfe.object_xml.NFe.serie_formatada">danfe.object_xml.NFe.serie_formatada</text:user-field-get></text:p>
            <text:p text:style-name="P119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44" table:number-columns-spanned="21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42" table:number-columns-spanned="21" office:value-type="string">
            <text:p text:style-name="P106">Chave de acesso</text:p>
            <text:p text:style-name="P106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44" table:number-rows-spanned="2" table:number-columns-spanned="21" office:value-type="string">
            <text:p text:style-name="P85">Impresso para simples conferência</text:p>
            <text:p text:style-name="P85">Informações não transmitidas a nenhuma<text:line-break/>SEFAZ autorizadora</text:p>
            <text:p text:style-name="P86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4">
          <table:table-cell table:style-name="Tabela3.A44" table:number-columns-spanned="12" office:value-type="string">
            <text:p text:style-name="P7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1">
          <table:table-cell table:style-name="Tabela3.A31" table:number-columns-spanned="20" office:value-type="string">
            <text:p text:style-name="P106">Natureza da Operação</text:p>
            <text:p text:style-name="P11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21" office:value-type="string">
            <text:p text:style-name="P106">Protocolo de autorização</text:p>
            <text:p text:style-name="P103"/>
            <text:p text:style-name="P82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table:number-columns-spanned="41" office:value-type="string">
            <text:p text:style-name="P10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7">
          <table:table-cell table:style-name="Tabela3.A47" table:number-columns-spanned="2" office:value-type="string">
            <text:p text:style-name="P106">Inscrição estadual</text:p>
            <text:p text:style-name="P116"><text:user-field-get text:name="py3o.danfe.object_xml.NFe.infNFe.emit.IE">danfe.object_xml.NFe.infNFe.emit.IE</text:user-field-get></text:p>
          </table:table-cell>
          <table:covered-table-cell/>
          <table:table-cell table:style-name="Tabela3.C47" table:number-columns-spanned="6" office:value-type="string">
            <text:p text:style-name="P106">Inscrição estadual do substituto tributário</text:p>
            <text:p text:style-name="P116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I47" table:number-columns-spanned="33" office:value-type="string">
            <text:p text:style-name="P106">CNPJ</text:p>
            <text:p text:style-name="P112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table:number-columns-spanned="41" office:value-type="string">
            <text:p text:style-name="P10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49">
          <table:table-cell table:style-name="Tabela3.A49" table:number-columns-spanned="41" office:value-type="string">
            <text:p text:style-name="P50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0">
          <table:table-cell table:style-name="Tabela3.A51" table:number-columns-spanned="21" office:value-type="string">
            <text:p text:style-name="P18">Razão Social/Nome</text:p>
            <text:p text:style-name="P42"><text:user-field-get text:name="py3o.danfe.object_xml.NFe.infNFe.emit.xNome">danfe.object_xml.NFe.infNFe.emi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V50" table:number-columns-spanned="16" office:value-type="string">
            <text:p text:style-name="P18">CNPJ/CPF</text:p>
            <text:p text:style-name="P38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50" table:number-columns-spanned="4" office:value-type="string">
            <text:p text:style-name="P18">Data da emissão</text:p>
            <text:p text:style-name="P37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3.51">
          <table:table-cell table:style-name="Tabela3.A51" table:number-columns-spanned="21" office:value-type="string">
            <text:p text:style-name="P18">Endereço</text:p>
            <text:p text:style-name="P42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V51" table:number-columns-spanned="10" office:value-type="string">
            <text:p text:style-name="P18">Bairro</text:p>
            <text:p text:style-name="P42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f51" table:number-columns-spanned="6" office:value-type="string">
            <text:p text:style-name="P18">CEP</text:p>
            <text:p text:style-name="P42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l51" table:number-columns-spanned="4" office:value-type="string">
            <text:p text:style-name="P18">Data da entrada/saída</text:p>
            <text:p text:style-name="P37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3.52">
          <table:table-cell table:style-name="Tabela3.A52" table:number-columns-spanned="17" office:value-type="string">
            <text:p text:style-name="P18">Município</text:p>
            <text:p text:style-name="P42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R52" table:number-columns-spanned="8" office:value-type="string">
            <text:p text:style-name="P18">Fone</text:p>
            <text:p text:style-name="P42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Z52" table:number-columns-spanned="3" office:value-type="string">
            <text:p text:style-name="P18">UF</text:p>
            <text:p text:style-name="P42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3.c52" table:number-columns-spanned="9" office:value-type="string">
            <text:p text:style-name="P18">Inscrição estadual</text:p>
            <text:p text:style-name="P42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52" table:number-columns-spanned="4" office:value-type="string">
            <text:p text:style-name="P18">Hora da entrada/saída</text:p>
            <text:p text:style-name="P38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3.53">
          <table:table-cell table:style-name="Tabela3.A53" table:number-columns-spanned="41" office:value-type="string">
            <text:p text:style-name="P50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4">
          <table:table-cell table:style-name="Tabela3.A53" table:number-columns-spanned="41" office:value-type="string">
            <text:p text:style-name="P50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5">
          <table:table-cell table:style-name="Tabela3.A55" table:number-columns-spanned="5" office:value-type="string">
            <text:p text:style-name="P18">CNPJ/CPF</text:p>
            <text:p text:style-name="P42"><text:user-field-get text:name="py3o.danfe.object_xml.NFe.infNFe.retirada.CNPJ">danfe.object_xml.NFe.infNFe.retirada.CNPJ</text:user-field-get></text:p>
          </table:table-cell>
          <table:covered-table-cell/>
          <table:covered-table-cell/>
          <table:covered-table-cell/>
          <table:covered-table-cell/>
          <table:table-cell table:style-name="Tabela3.F55" table:number-columns-spanned="36" office:value-type="string">
            <text:p text:style-name="P18">Endereço</text:p>
            <text:p text:style-name="P42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56" table:number-columns-spanned="41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4">
          <table:table-cell table:style-name="Tabela3.A53" table:number-columns-spanned="41" office:value-type="string">
            <text:p text:style-name="P50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4">
          <table:table-cell table:style-name="Tabela3.A53" table:number-columns-spanned="41" office:value-type="string">
            <text:p text:style-name="P50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9">
          <table:table-cell table:style-name="Tabela3.A59" table:number-columns-spanned="5" office:value-type="string">
            <text:p text:style-name="P18">CNPJ/CPF</text:p>
            <text:p text:style-name="P43"><text:user-field-get text:name="py3o.danfe.object_xml.NFe.infNFe.entrega.CNPJ">danfe.object_xml.NFe.infNFe.entrega.CNPJ</text:user-field-get></text:p>
          </table:table-cell>
          <table:covered-table-cell/>
          <table:covered-table-cell/>
          <table:covered-table-cell/>
          <table:covered-table-cell/>
          <table:table-cell table:style-name="Tabela3.F59" table:number-columns-spanned="36" office:value-type="string">
            <text:p text:style-name="P18">Endereço</text:p>
            <text:p text:style-name="P42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0" table:number-columns-spanned="41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4">
          <table:table-cell table:style-name="Tabela3.A53" table:number-columns-spanned="41" office:value-type="string">
            <text:p text:style-name="P50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2">
          <table:table-cell table:style-name="Tabela3.A53" table:number-columns-spanned="41" office:value-type="string">
            <text:p text:style-name="P9"><text:a xlink:type="simple" xlink:href="py3o://if=%22danfe.object_xml.NFe.fatura_a_prazo%22" text:style-name="Internet_20_link" text:visited-style-name="Visited_20_Internet_20_Link"><text:span text:style-name="T17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63" table:number-columns-spanned="6" office:value-type="string">
            <text:p text:style-name="P42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20" office:value-type="string">
            <text:p text:style-name="P18">Número da fatura</text:p>
            <text:p text:style-name="P42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5" office:value-type="string">
            <text:p text:style-name="P18">Valor original</text:p>
            <text:p text:style-name="P30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table-cell table:style-name="Tabela3.U31" table:number-columns-spanned="7" office:value-type="string">
            <text:p text:style-name="P18">Desconto</text:p>
            <text:p text:style-name="P30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3" office:value-type="string">
            <text:p text:style-name="P18">Valor líquido</text:p>
            <text:p text:style-name="P30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3.64">
          <table:table-cell table:style-name="Tabela3.A53" table:number-columns-spanned="41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5">
          <table:table-cell table:style-name="Tabela3.A53" table:number-columns-spanned="41" office:value-type="string">
            <text:p text:style-name="P9"><text:a xlink:type="simple" xlink:href="py3o://if=%22danfe.object_xml.NFe.fatura_a_vista" text:style-name="Internet_20_link" text:visited-style-name="Visited_20_Internet_20_Link"><text:span text:style-name="T27">if="danfe.object_xml.NFe.fatura_a_vista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63" table:number-columns-spanned="6" office:value-type="string">
            <text:p text:style-name="P42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20" office:value-type="string">
            <text:p text:style-name="P18">Número da fatura</text:p>
            <text:p text:style-name="P42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5" office:value-type="string">
            <text:p text:style-name="P18">Valor original</text:p>
            <text:p text:style-name="P30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table-cell table:style-name="Tabela3.U31" table:number-columns-spanned="7" office:value-type="string">
            <text:p text:style-name="P18">Desconto</text:p>
            <text:p text:style-name="P30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3" office:value-type="string">
            <text:p text:style-name="P18">Valor líquido</text:p>
            <text:p text:style-name="P30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ext:soft-page-break/>
        <table:table-row table:style-name="Tabela3.67">
          <table:table-cell table:style-name="Tabela3.A53" table:number-columns-spanned="41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8">
          <table:table-cell table:style-name="Tabela3.A53" table:number-columns-spanned="41" office:value-type="string">
            <text:p text:style-name="P10"><text:a xlink:type="simple" xlink:href="py3o://if=%22len(danfe.object_xml.NFe.infNFe.cobr.dup)%20%3E%200%22" text:style-name="Internet_20_link" text:visited-style-name="Visited_20_Internet_20_Link"><text:span text:style-name="T18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9">
          <table:table-cell table:style-name="Tabela3.A53" table:number-columns-spanned="41" office:value-type="string">
            <text:p text:style-name="P51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0">
          <table:table-cell table:style-name="Tabela3.A53" table:number-columns-spanned="41" office:value-type="string">
            <text:p text:style-name="P10"><text:a xlink:type="simple" xlink:href="py3o://for=%22dup%20in%20danfe.object_xml.NFe.infNFe.cobr.dup%22" text:style-name="Internet_20_link" text:visited-style-name="Visited_20_Internet_20_Link"><text:span text:style-name="T18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1">
          <table:table-cell table:style-name="Tabela3.A53" table:number-columns-spanned="2" office:value-type="string">
            <text:p text:style-name="P20">Número</text:p>
            <text:p text:style-name="P46"><text:user-field-get text:name="py3o.dup.nDup">dup.nDup</text:user-field-get></text:p>
          </table:table-cell>
          <table:covered-table-cell/>
          <table:table-cell table:style-name="Tabela3.C71" table:number-columns-spanned="6" office:value-type="string">
            <text:p text:style-name="P20">Vencimento</text:p>
            <text:p text:style-name="P44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33" office:value-type="string">
            <text:p text:style-name="P19">Valor</text:p>
            <text:p text:style-name="P45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2">
          <table:table-cell table:style-name="Tabela3.A53" table:number-columns-spanned="41" office:value-type="string">
            <text:p text:style-name="P10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3">
          <table:table-cell table:style-name="Tabela3.A53" table:number-columns-spanned="41" office:value-type="string">
            <text:p text:style-name="P1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4">
          <table:table-cell table:style-name="Tabela3.A53" table:number-columns-spanned="41" office:value-type="string">
            <text:p text:style-name="P52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31" table:number-columns-spanned="3" office:value-type="string">
            <text:p text:style-name="P22">Base de cálculo do ICMS</text:p>
            <text:p text:style-name="P31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3.U31" table:number-columns-spanned="6" office:value-type="string">
            <text:p text:style-name="P22">Valor do ICMS</text:p>
            <text:p text:style-name="P31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6" office:value-type="string">
            <text:p text:style-name="P22">Base de cálculo do ICMS ST</text:p>
            <text:p text:style-name="P31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U31" table:number-columns-spanned="8" office:value-type="string">
            <text:p text:style-name="P22">Valor do ICMS ST</text:p>
            <text:p text:style-name="P31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X75" table:number-columns-spanned="9" office:value-type="string">
            <text:p text:style-name="P22">Valor aproximado dos tributos</text:p>
            <text:p text:style-name="P31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31" table:number-columns-spanned="9" office:value-type="string">
            <text:p text:style-name="P22">Valor total dos produtos</text:p>
            <text:p text:style-name="P31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6">
          <table:table-cell table:style-name="Tabela3.A53" table:number-columns-spanned="3" office:value-type="string">
            <text:p text:style-name="P22">Valor do frete</text:p>
            <text:p text:style-name="P31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3.C71" table:number-columns-spanned="6" office:value-type="string">
            <text:p text:style-name="P22">Valor do seguro</text:p>
            <text:p text:style-name="P31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6" office:value-type="string">
            <text:p text:style-name="P22">Desconto</text:p>
            <text:p text:style-name="P31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8" office:value-type="string">
            <text:p text:style-name="P22">Outras despesas acessórias</text:p>
            <text:p text:style-name="P31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X76" table:number-columns-spanned="9" office:value-type="string">
            <text:p text:style-name="P22">Valor do IPI</text:p>
            <text:p text:style-name="P31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g76" table:number-columns-spanned="9" office:value-type="string">
            <text:p text:style-name="P21">Valor total da nota</text:p>
            <text:p text:style-name="P39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7">
          <table:table-cell table:style-name="Tabela3.A77" table:number-columns-spanned="41" office:value-type="string">
            <text:p text:style-name="P12"><text:a xlink:type="simple" xlink:href="py3o://if=%22danfe.object_xml.NFe.infNFe.transp.modFrete%20==%20'9-sem frete'%22" text:style-name="Internet_20_link" text:visited-style-name="Visited_20_Internet_20_Link"><text:span text:style-name="T11">if="danfe.object_xml.NFe.infNFe.transp.modFrete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4">
          <table:table-cell table:style-name="Tabela3.A77" table:number-columns-spanned="41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79">
          <table:table-cell table:style-name="Tabela3.A79" table:number-columns-spanned="16" office:value-type="string">
            <text:p text:style-name="P24">Razão Social/Nome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Q79" table:number-columns-spanned="6" office:value-type="string">
            <text:p text:style-name="P24">Frete por conta</text:p>
            <text:p text:style-name="P48"><text:user-field-get text:name="py3o.danfe.object_xml.NFe.infNFe.transp.modFrete">danfe.object_xml.NFe.infNFe.transp.modFrete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W79" table:number-columns-spanned="5" office:value-type="string">
            <text:p text:style-name="P24">Código ANTT</text:p>
            <text:p text:style-name="P48"/>
          </table:table-cell>
          <table:covered-table-cell/>
          <table:covered-table-cell/>
          <table:covered-table-cell/>
          <table:covered-table-cell/>
          <table:table-cell table:style-name="Tabela3.b79" table:number-columns-spanned="3" office:value-type="string">
            <text:p text:style-name="P24">Placa do veículo</text:p>
            <text:p text:style-name="P48"/>
          </table:table-cell>
          <table:covered-table-cell/>
          <table:covered-table-cell/>
          <table:table-cell table:style-name="Tabela3.e79" table:number-columns-spanned="4" office:value-type="string">
            <text:p text:style-name="P24">UF</text:p>
            <text:p text:style-name="P48"/>
          </table:table-cell>
          <table:covered-table-cell/>
          <table:covered-table-cell/>
          <table:covered-table-cell/>
          <table:table-cell table:style-name="Tabela3.i79" table:number-columns-spanned="7" office:value-type="string">
            <text:p text:style-name="P24">CNPJ/CPF</text:p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80">
          <table:table-cell table:style-name="Tabela3.A80" table:number-columns-spanned="16" office:value-type="string">
            <text:p text:style-name="P24">Endereç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Q80" table:number-columns-spanned="14" office:value-type="string">
            <text:p text:style-name="P24">Municípi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e80" table:number-columns-spanned="4" office:value-type="string">
            <text:p text:style-name="P24">UF</text:p>
            <text:p text:style-name="P48"/>
          </table:table-cell>
          <table:covered-table-cell/>
          <table:covered-table-cell/>
          <table:covered-table-cell/>
          <table:table-cell table:style-name="Tabela3.i80" table:number-columns-spanned="7" office:value-type="string">
            <text:p text:style-name="P24">Inscrição estadual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53" table:number-columns-spanned="4" office:value-type="string">
            <text:p text:style-name="P24">Quantidade</text:p>
            <text:p text:style-name="P33"/>
          </table:table-cell>
          <table:covered-table-cell/>
          <table:covered-table-cell/>
          <table:covered-table-cell/>
          <table:table-cell table:style-name="Tabela3.C71" table:number-columns-spanned="6" office:value-type="string">
            <text:p text:style-name="P24">Espécie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8" office:value-type="string">
            <text:p text:style-name="P24">Marca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7" office:value-type="string">
            <text:p text:style-name="P24">Númer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10" office:value-type="string">
            <text:p text:style-name="P24">Peso brut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6" office:value-type="string">
            <text:p text:style-name="P24">Peso líquid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82">
          <table:table-cell table:style-name="Tabela3.A82" table:number-columns-spanned="41" office:value-type="string">
            <text:p text:style-name="P12"><text:a xlink:type="simple" xlink:href="py3o:///if" text:style-name="Internet_20_link" text:visited-style-name="Visited_20_Internet_20_Link">/if</text:a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83">
          <table:table-cell table:style-name="Tabela3.A77" table:number-columns-spanned="41" office:value-type="string">
            <text:p text:style-name="P12"><text:a xlink:type="simple" xlink:href="py3o://if=%22danfe.object_xml.NFe.infNFe.transp.modFrete%20!=%20'9-sem frete'%22" text:style-name="Internet_20_link" text:visited-style-name="Visited_20_Internet_20_Link"><text:span text:style-name="T11">if="danfe.object_xml.NFe.infNFe.transp.modFrete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4">
          <table:table-cell table:style-name="Tabela3.A77" table:number-columns-spanned="41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85">
          <table:table-cell table:style-name="Tabela3.A85" table:number-columns-spanned="16" office:value-type="string">
            <text:p text:style-name="P23">Razão Social/Nome</text:p>
            <text:p text:style-name="P47"><text:bookmark-start text:name="__DdeLink__29586_270306972"/><text:bookmark-start text:name="__DdeLink__29966_270306972"/><text:user-field-get text:name="py3o.danfe.object_xml.NFe.infNFe.transp.transporta.xNome">danfe.object_xml.NFe.infNFe.transp.transporta.xNome</text:user-field-get><text:bookmark-end text:name="__DdeLink__29586_270306972"/><text:bookmark-end text:name="__DdeLink__2996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Q85" table:number-columns-spanned="6" office:value-type="string">
            <text:p text:style-name="P23">Frete por conta</text:p>
            <text:p text:style-name="P47"><text:user-field-get text:name="py3o.danfe.object_xml.NFe.infNFe.transp.modFrete">danfe.object_xml.NFe.infNFe.transp.modFrete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W85" table:number-columns-spanned="5" office:value-type="string">
            <text:p text:style-name="P23">Código ANTT</text:p>
            <text:p text:style-name="P47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covered-table-cell/>
          <table:covered-table-cell/>
          <table:table-cell table:style-name="Tabela3.b85" table:number-columns-spanned="3" office:value-type="string">
            <text:p text:style-name="P23">Placa do veículo</text:p>
            <text:p text:style-name="P47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table-cell table:style-name="Tabela3.e85" table:number-columns-spanned="4" office:value-type="string">
            <text:p text:style-name="P23">UF</text:p>
            <text:p text:style-name="P47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covered-table-cell/>
          <table:table-cell table:style-name="Tabela3.i85" table:number-columns-spanned="7" office:value-type="string">
            <text:p text:style-name="P23">CNPJ/CPF</text:p>
            <text:p text:style-name="P40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86">
          <table:table-cell table:style-name="Tabela3.A86" table:number-columns-spanned="16" office:value-type="string">
            <text:p text:style-name="P23">Endereço</text:p>
            <text:p text:style-name="P47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Q86" table:number-columns-spanned="14" office:value-type="string">
            <text:p text:style-name="P23">Município</text:p>
            <text:p text:style-name="P47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e86" table:number-columns-spanned="4" office:value-type="string">
            <text:p text:style-name="P23">UF</text:p>
            <text:p text:style-name="P47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covered-table-cell/>
          <table:table-cell table:style-name="Tabela3.i86" table:number-columns-spanned="7" office:value-type="string">
            <text:p text:style-name="P23">Inscrição estadual</text:p>
            <text:p text:style-name="P47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1">
          <table:table-cell table:style-name="Tabela3.A87" table:number-columns-spanned="41" office:value-type="string">
            <text:p text:style-name="P11"><text:a xlink:type="simple" xlink:href="py3o://if=%22len(danfe.object_xml.NFe.infNFe.transp.vol)%20==%200%22" text:style-name="Internet_20_link" text:visited-style-name="Visited_20_Internet_20_Link"><text:span text:style-name="T19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53" table:number-columns-spanned="4" office:value-type="string">
            <text:p text:style-name="P23">Quantidade</text:p>
            <text:p text:style-name="P32"/>
          </table:table-cell>
          <table:covered-table-cell/>
          <table:covered-table-cell/>
          <table:covered-table-cell/>
          <table:table-cell table:style-name="Tabela3.C71" table:number-columns-spanned="6" office:value-type="string">
            <text:p text:style-name="P23">Espécie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8" office:value-type="string">
            <text:p text:style-name="P23">Marca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7" office:value-type="string">
            <text:p text:style-name="P23">Número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10" office:value-type="string">
            <text:p text:style-name="P23">Peso bruto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6" office:value-type="string">
            <text:p text:style-name="P23">Peso líquido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87" table:number-columns-spanned="41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87" table:number-columns-spanned="41" office:value-type="string">
            <text:p text:style-name="P11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19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87" table:number-columns-spanned="41" office:value-type="string">
            <text:p text:style-name="P11"><text:a xlink:type="simple" xlink:href="py3o://for=%22vol%20in%20danfe.object_xml.NFe.infNFe.transp.vol%22" text:style-name="Internet_20_link" text:visited-style-name="Visited_20_Internet_20_Link"><text:span text:style-name="T19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53" table:number-columns-spanned="4" office:value-type="string">
            <text:p text:style-name="P23">Quantidade</text:p>
            <text:p text:style-name="P32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3.C71" table:number-columns-spanned="6" office:value-type="string">
            <text:p text:style-name="P23">Espécie</text:p>
            <text:p text:style-name="P47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8" office:value-type="string">
            <text:p text:style-name="P23">Marca</text:p>
            <text:p text:style-name="P47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7" office:value-type="string">
            <text:p text:style-name="P23">Número</text:p>
            <text:p text:style-name="P47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10" office:value-type="string">
            <text:p text:style-name="P23">Peso bruto</text:p>
            <text:p text:style-name="P32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C71" table:number-columns-spanned="6" office:value-type="string">
            <text:p text:style-name="P23">Peso líquido</text:p>
            <text:p text:style-name="P32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87" table:number-columns-spanned="41" office:value-type="string">
            <text:p text:style-name="P11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87" table:number-columns-spanned="41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63">
          <table:table-cell table:style-name="Tabela3.A87" table:number-columns-spanned="41" office:value-type="string">
            <text:p text:style-name="P1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4">
          <table:table-cell table:style-name="Tabela3.A53" table:number-columns-spanned="41" office:value-type="string">
            <text:p text:style-name="P53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97">
          <table:table-cell table:style-name="Tabela3.A98" table:number-rows-spanned="2" office:value-type="string">
            <text:p text:style-name="P25">Código do produto</text:p>
          </table:table-cell>
          <table:table-cell table:style-name="Tabela3.B98" table:number-rows-spanned="2" table:number-columns-spanned="10" office:value-type="string">
            <text:p text:style-name="P25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98" table:number-rows-spanned="2" table:number-columns-spanned="2" office:value-type="string">
            <text:p text:style-name="P25">NCM/SH</text:p>
          </table:table-cell>
          <table:covered-table-cell/>
          <table:table-cell table:style-name="Tabela3.N98" table:number-rows-spanned="2" office:value-type="string">
            <text:p text:style-name="P26">CST</text:p>
          </table:table-cell>
          <table:table-cell table:style-name="Tabela3.O98" table:number-rows-spanned="2" table:number-columns-spanned="2" office:value-type="string">
            <text:p text:style-name="P25">CFOP</text:p>
          </table:table-cell>
          <table:covered-table-cell/>
          <table:table-cell table:style-name="Tabela3.Q98" table:number-rows-spanned="2" table:number-columns-spanned="3" office:value-type="string">
            <text:p text:style-name="P25">Quantidade</text:p>
            <text:p text:style-name="P25">Unidade</text:p>
          </table:table-cell>
          <table:covered-table-cell/>
          <table:covered-table-cell/>
          <table:table-cell table:style-name="Tabela3.T98" table:number-rows-spanned="2" table:number-columns-spanned="5" office:value-type="string">
            <text:p text:style-name="P25">Valor unitário</text:p>
          </table:table-cell>
          <table:covered-table-cell/>
          <table:covered-table-cell/>
          <table:covered-table-cell/>
          <table:covered-table-cell/>
          <table:table-cell table:style-name="Tabela3.Y98" table:number-rows-spanned="2" table:number-columns-spanned="5" office:value-type="string">
            <text:p text:style-name="P25">Valor total</text:p>
          </table:table-cell>
          <table:covered-table-cell/>
          <table:covered-table-cell/>
          <table:covered-table-cell/>
          <table:covered-table-cell/>
          <table:table-cell table:style-name="Tabela3.d98" table:number-rows-spanned="2" table:number-columns-spanned="4" office:value-type="string">
            <text:p text:style-name="P25">Base de cálculo do ICMS</text:p>
          </table:table-cell>
          <table:covered-table-cell/>
          <table:covered-table-cell/>
          <table:covered-table-cell/>
          <table:table-cell table:style-name="Tabela3.h98" table:number-rows-spanned="2" table:number-columns-spanned="3" office:value-type="string">
            <text:p text:style-name="P25">Valor do ICMS</text:p>
          </table:table-cell>
          <table:covered-table-cell/>
          <table:covered-table-cell/>
          <table:table-cell table:style-name="Tabela3.k98" table:number-rows-spanned="2" table:number-columns-spanned="3" office:value-type="string">
            <text:p text:style-name="P25">Valor do IPI</text:p>
          </table:table-cell>
          <table:covered-table-cell/>
          <table:covered-table-cell/>
          <table:table-cell table:style-name="Tabela3.n97" table:number-columns-spanned="2" office:value-type="string">
            <text:p text:style-name="P25">Alíquotas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n98" office:value-type="string">
            <text:p text:style-name="P25">ICMS</text:p>
          </table:table-cell>
          <table:table-cell table:style-name="Tabela3.o98" office:value-type="string">
            <text:p text:style-name="P25">IPI</text:p>
          </table:table-cell>
        </table:table-row>
        <table:table-row>
          <table:table-cell table:style-name="Tabela3.A112" table:number-columns-spanned="41" office:value-type="string">
            <text:p text:style-name="P61"><text:a xlink:type="simple" xlink:href="py3o://for=%22det%20in%20danfe.object_xml.NFe.infNFe.det%22" text:style-name="Internet_20_link" text:visited-style-name="Visited_20_Internet_20_Link"><text:span text:style-name="T23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12" table:number-columns-spanned="41" office:value-type="string">
            <text:p text:style-name="P61"><text:a xlink:type="simple" xlink:href="py3o://if=%22det.numero_item%20%25%202%20!=%200%22" text:style-name="Internet_20_link" text:visited-style-name="Visited_20_Internet_20_Link"><text:span text:style-name="T25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1">
          <table:table-cell table:style-name="Tabela3.A101" office:value-type="string">
            <text:p text:style-name="P57"><text:user-field-get text:name="py3o.det.prod.cProd">det.prod.cProd</text:user-field-get></text:p>
          </table:table-cell>
          <table:table-cell table:style-name="Tabela3.B101" table:number-columns-spanned="10" office:value-type="string">
            <text:p text:style-name="P57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01" table:number-columns-spanned="2" office:value-type="string">
            <text:p text:style-name="P126"><text:user-field-get text:name="py3o.det.prod.NCM">det.prod.NCM</text:user-field-get></text:p>
          </table:table-cell>
          <table:covered-table-cell/>
          <table:table-cell table:style-name="Tabela3.N101" office:value-type="string">
            <text:p text:style-name="P126"><text:user-field-get text:name="py3o.det.cst_formatado">det.cst_formatado</text:user-field-get></text:p>
          </table:table-cell>
          <table:table-cell table:style-name="Tabela3.O101" table:number-columns-spanned="2" office:value-type="string">
            <text:p text:style-name="P126"><text:user-field-get text:name="py3o.det.prod.CFOP">det.prod.CFOP</text:user-field-get></text:p>
          </table:table-cell>
          <table:covered-table-cell/>
          <table:table-cell table:style-name="Tabela3.Q101" table:number-columns-spanned="3" office:value-type="string">
            <text:p text:style-name="P147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3.T101" table:number-columns-spanned="5" office:value-type="string">
            <text:p text:style-name="P148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3.Y101" table:number-columns-spanned="5" office:value-type="string">
            <text:p text:style-name="P148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3.d101" table:number-columns-spanned="4" office:value-type="string">
            <text:p text:style-name="P143"><text:user-field-get text:name="py3o.det.imposto.ICMS.ICMS00.vBC">det.imposto.ICMS.ICMS00.vBC</text:user-field-get></text:p>
          </table:table-cell>
          <table:covered-table-cell/>
          <table:covered-table-cell/>
          <table:covered-table-cell/>
          <table:table-cell table:style-name="Tabela3.h101" table:number-columns-spanned="3" office:value-type="string">
            <text:p text:style-name="P145"><text:user-field-get text:name="py3o.det.imposto.ICMS.ICMS00.vICMS">det.imposto.ICMS.ICMS00.vICMS</text:user-field-get></text:p>
          </table:table-cell>
          <table:covered-table-cell/>
          <table:covered-table-cell/>
          <table:table-cell table:style-name="Tabela3.k101" table:number-columns-spanned="3" office:value-type="string">
            <text:p text:style-name="P148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3.n101" office:value-type="string">
            <text:p text:style-name="P146"><text:user-field-get text:name="py3o.det.imposto.ICMS.ICMS00.pICMS">det.imposto.ICMS.ICMS00.pICMS</text:user-field-get></text:p>
          </table:table-cell>
          <table:table-cell table:style-name="Tabela3.o101" office:value-type="string">
            <text:p text:style-name="P148"><text:user-field-get text:name="py3o.det.imposto.IPI.IPITrib.pIPI">det.imposto.IPI.IPITrib.pIPI</text:user-field-get></text:p>
          </table:table-cell>
        </table:table-row>
        <table:table-row>
          <table:table-cell table:style-name="Tabela3.A112" table:number-columns-spanned="41" office:value-type="string">
            <text:p text:style-name="P61"><text:a xlink:type="simple" xlink:href="py3o://if=%22hasattr(det,'infAdProd')%22" text:style-name="Internet_20_link" text:visited-style-name="Visited_20_Internet_20_Link"><text:span text:style-name="T20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3">
          <table:table-cell table:style-name="Tabela3.A103" office:value-type="string">
            <text:p text:style-name="P62"/>
          </table:table-cell>
          <table:table-cell table:style-name="Tabela3.B103" table:number-columns-spanned="10" office:value-type="string">
            <text:p text:style-name="P5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03" table:number-columns-spanned="2" office:value-type="string">
            <text:p text:style-name="P62"/>
          </table:table-cell>
          <table:covered-table-cell/>
          <table:table-cell table:style-name="Tabela3.N103" office:value-type="string">
            <text:p text:style-name="P62"/>
          </table:table-cell>
          <table:table-cell table:style-name="Tabela3.O103" table:number-columns-spanned="2" office:value-type="string">
            <text:p text:style-name="P62"/>
          </table:table-cell>
          <table:covered-table-cell/>
          <table:table-cell table:style-name="Tabela3.Q103" table:number-columns-spanned="3" office:value-type="string">
            <text:p text:style-name="P62"/>
          </table:table-cell>
          <table:covered-table-cell/>
          <table:covered-table-cell/>
          <table:table-cell table:style-name="Tabela3.T103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  <table:table-cell table:style-name="Tabela3.Y103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  <table:table-cell table:style-name="Tabela3.d103" table:number-columns-spanned="4" office:value-type="string">
            <text:p text:style-name="P62"/>
          </table:table-cell>
          <table:covered-table-cell/>
          <table:covered-table-cell/>
          <table:covered-table-cell/>
          <table:table-cell table:style-name="Tabela3.h103" table:number-columns-spanned="3" office:value-type="string">
            <text:p text:style-name="P62"/>
          </table:table-cell>
          <table:covered-table-cell/>
          <table:covered-table-cell/>
          <table:table-cell table:style-name="Tabela3.k103" table:number-columns-spanned="3" office:value-type="string">
            <text:p text:style-name="P62"/>
          </table:table-cell>
          <table:covered-table-cell/>
          <table:covered-table-cell/>
          <table:table-cell table:style-name="Tabela3.n103" office:value-type="string">
            <text:p text:style-name="P28"/>
          </table:table-cell>
          <table:table-cell table:style-name="Tabela3.o103" office:value-type="string">
            <text:p text:style-name="P28"/>
          </table:table-cell>
        </table:table-row>
        <table:table-row>
          <table:table-cell table:style-name="Tabela3.A112" table:number-columns-spanned="41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05" table:number-columns-spanned="41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06" table:number-columns-spanned="41" office:value-type="string">
            <text:p text:style-name="P61"><text:a xlink:type="simple" xlink:href="py3o://if=%22det.numero_item%20%25%202%20==%200%22" text:style-name="Internet_20_link" text:visited-style-name="Visited_20_Internet_20_Link"><text:span text:style-name="T25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7">
          <table:table-cell table:style-name="Tabela3.A107" office:value-type="string">
            <text:p text:style-name="P55"><text:user-field-get text:name="py3o.det.prod.cProd">det.prod.cProd</text:user-field-get></text:p>
          </table:table-cell>
          <table:table-cell table:style-name="Tabela3.B107" table:number-columns-spanned="10" office:value-type="string">
            <text:p text:style-name="P55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B107" table:number-columns-spanned="2" office:value-type="string">
            <text:p text:style-name="P124"><text:user-field-get text:name="py3o.det.prod.NCM">det.prod.NCM</text:user-field-get></text:p>
          </table:table-cell>
          <table:covered-table-cell/>
          <table:table-cell table:style-name="Tabela3.B107" office:value-type="string">
            <text:p text:style-name="P125"><text:user-field-get text:name="py3o.det.cst_formatado">det.cst_formatado</text:user-field-get></text:p>
          </table:table-cell>
          <table:table-cell table:style-name="Tabela3.B107" table:number-columns-spanned="2" office:value-type="string">
            <text:p text:style-name="P124"><text:user-field-get text:name="py3o.det.prod.CFOP">det.prod.CFOP</text:user-field-get></text:p>
          </table:table-cell>
          <table:covered-table-cell/>
          <table:table-cell table:style-name="Tabela3.B107" table:number-columns-spanned="3" office:value-type="string">
            <text:p text:style-name="P139"><text:span text:style-name="T24"><text:user-field-get text:name="py3o.det.prod.qCom">det.prod.qCom</text:user-field-get></text:span><text:span text:style-name="T24"><text:s/></text:span><text:span text:style-name="T12"><text:user-field-get text:name="py3o.det.prod.uCom">det.prod.uCom</text:user-field-get></text:span></text:p>
          </table:table-cell>
          <table:covered-table-cell/>
          <table:covered-table-cell/>
          <table:table-cell table:style-name="Tabela3.B107" table:number-columns-spanned="5" office:value-type="string">
            <text:p text:style-name="P140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3.B107" table:number-columns-spanned="5" office:value-type="string">
            <text:p text:style-name="P140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3.B107" table:number-columns-spanned="4" office:value-type="string">
            <text:p text:style-name="P142"><text:user-field-get text:name="py3o.det.imposto.ICMS.ICMS00.vBC">det.imposto.ICMS.ICMS00.vBC</text:user-field-get></text:p>
          </table:table-cell>
          <table:covered-table-cell/>
          <table:covered-table-cell/>
          <table:covered-table-cell/>
          <table:table-cell table:style-name="Tabela3.B107" table:number-columns-spanned="3" office:value-type="string">
            <text:p text:style-name="P144"><text:user-field-get text:name="py3o.det.imposto.ICMS.ICMS00.vICMS">det.imposto.ICMS.ICMS00.vICMS</text:user-field-get></text:p>
          </table:table-cell>
          <table:covered-table-cell/>
          <table:covered-table-cell/>
          <table:table-cell table:style-name="Tabela3.B107" table:number-columns-spanned="3" office:value-type="string">
            <text:p text:style-name="P141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3.B107" office:value-type="string">
            <text:p text:style-name="P144"><text:user-field-get text:name="py3o.det.imposto.ICMS.ICMS00.pICMS">det.imposto.ICMS.ICMS00.pICMS</text:user-field-get></text:p>
          </table:table-cell>
          <table:table-cell table:style-name="Tabela3.B107" office:value-type="string">
            <text:p text:style-name="P141"><text:user-field-get text:name="py3o.det.imposto.IPI.IPITrib.pIPI">det.imposto.IPI.IPITrib.pIPI</text:user-field-get></text:p>
          </table:table-cell>
        </table:table-row>
        <table:table-row table:style-name="Tabela3.108">
          <table:table-cell table:style-name="Tabela3.A108" table:number-columns-spanned="41" office:value-type="string">
            <text:p text:style-name="P61"><text:a xlink:type="simple" xlink:href="py3o://if=%22hasattr(det,'infAdProd')%22" text:style-name="Internet_20_link" text:visited-style-name="Visited_20_Internet_20_Link"><text:span text:style-name="T22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3.109">
          <table:table-cell table:style-name="Tabela3.A109" office:value-type="string">
            <text:p text:style-name="P60"/>
          </table:table-cell>
          <table:table-cell table:style-name="Tabela3.B109" table:number-columns-spanned="10" office:value-type="string">
            <text:p text:style-name="P56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09" table:number-columns-spanned="2" office:value-type="string">
            <text:p text:style-name="P60"/>
          </table:table-cell>
          <table:covered-table-cell/>
          <table:table-cell table:style-name="Tabela3.L109" office:value-type="string">
            <text:p text:style-name="P60"/>
          </table:table-cell>
          <table:table-cell table:style-name="Tabela3.L109" table:number-columns-spanned="2" office:value-type="string">
            <text:p text:style-name="P60"/>
          </table:table-cell>
          <table:covered-table-cell/>
          <table:table-cell table:style-name="Tabela3.L109" table:number-columns-spanned="3" office:value-type="string">
            <text:p text:style-name="P60"/>
          </table:table-cell>
          <table:covered-table-cell/>
          <table:covered-table-cell/>
          <table:table-cell table:style-name="Tabela3.L109" table:number-columns-spanned="5" office:value-type="string">
            <text:p text:style-name="P60"/>
          </table:table-cell>
          <table:covered-table-cell/>
          <table:covered-table-cell/>
          <table:covered-table-cell/>
          <table:covered-table-cell/>
          <table:table-cell table:style-name="Tabela3.L109" table:number-columns-spanned="5" office:value-type="string">
            <text:p text:style-name="P60"/>
          </table:table-cell>
          <table:covered-table-cell/>
          <table:covered-table-cell/>
          <table:covered-table-cell/>
          <table:covered-table-cell/>
          <table:table-cell table:style-name="Tabela3.L109" table:number-columns-spanned="4" office:value-type="string">
            <text:p text:style-name="P60"/>
          </table:table-cell>
          <table:covered-table-cell/>
          <table:covered-table-cell/>
          <table:covered-table-cell/>
          <table:table-cell table:style-name="Tabela3.L109" table:number-columns-spanned="3" office:value-type="string">
            <text:p text:style-name="P60"/>
          </table:table-cell>
          <table:covered-table-cell/>
          <table:covered-table-cell/>
          <table:table-cell table:style-name="Tabela3.L109" table:number-columns-spanned="3" office:value-type="string">
            <text:p text:style-name="P60"/>
          </table:table-cell>
          <table:covered-table-cell/>
          <table:covered-table-cell/>
          <table:table-cell table:style-name="Tabela3.L109" office:value-type="string">
            <text:p text:style-name="P27"/>
          </table:table-cell>
          <table:table-cell table:style-name="Tabela3.L109" office:value-type="string">
            <text:p text:style-name="P27"/>
          </table:table-cell>
        </table:table-row>
        <table:table-row table:style-name="Tabela3.110">
          <table:table-cell table:style-name="Tabela3.A108" table:number-columns-spanned="41" office:value-type="string">
            <text:p text:style-name="P13"><text:a xlink:type="simple" xlink:href="py3o:///if" text:style-name="Internet_20_link" text:visited-style-name="Visited_20_Internet_20_Link"><text:span text:style-name="T2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11" table:number-columns-spanned="41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12" table:number-columns-spanned="41" office:value-type="string">
            <text:p text:style-name="P1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1"/>
      <text:p text:style-name="P149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14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29">Inscrição municipal</text:p>
            <text:p text:style-name="P49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29">Valor total dos serviços</text:p>
            <text:p text:style-name="P34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29">Base de cálculo do ISSQN</text:p>
            <text:p text:style-name="P34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29">Valor total do ISSQN</text:p>
            <text:p text:style-name="P34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1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54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29">Informações complementares</text:p>
            <text:p text:style-name="P58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29">Reservado ao Fisco</text:p>
            <text:p text:style-name="P49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150">Impresso dia <text:date style:data-style-name="N36" text:date-value="2020-02-27T08:25:17.944121710">27/02/2020</text:date><text:s/>às <text:time style:data-style-name="N41" text:time-value="2020-02-27T08:25:17.944283271">08:25:12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loext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loext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loext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00:19.985275636</meta:creation-date>
    <dc:date>2020-02-27T08:25:17.451813646</dc:date>
    <meta:editing-duration>PT22H13M10S</meta:editing-duration>
    <meta:editing-cycles>134</meta:editing-cycles>
    <meta:generator>LibreOffice/6.0.7.3$Linux_X86_64 LibreOffice_project/00m0$Build-3</meta:generator>
    <meta:document-statistic meta:table-count="3" meta:image-count="0" meta:object-count="0" meta:page-count="5" meta:paragraph-count="490" meta:word-count="945" meta:character-count="13642" meta:non-whitespace-character-count="13031"/>
  </office:meta>
</office:document-meta>
</file>